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A00000253D1D2414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8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6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7cm"/>
    </style:style>
    <style:style style:name="gr11" style:family="graphic" style:parent-style-name="standard">
      <style:graphic-properties svg:stroke-width="0.02cm" svg:stroke-color="#000000" draw:marker-start-width="0.03cm" draw:marker-end-width="0.1cm" draw:fill-color="#00ffff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svg:stroke-color="#000000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cm" svg:stroke-color="#000000" draw:marker-start-width="0.01cm" draw:marker-end-width="0.01cm" draw:fill-color="#00ffff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.02cm" svg:stroke-color="#00000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svg:stroke-color="#00000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draw:stroke="dash" draw:stroke-dash="Ultrafine_20_Dashed" svg:stroke-width="0.02cm" svg:stroke-color="#00000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draw:stroke="dash" draw:stroke-dash="Ultrafine_20_Dashed" svg:stroke-width="0.02cm" svg:stroke-color="#000000" draw:marker-start-width="0.03cm" draw:marker-end-width="0.1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svg:stroke-color="#000000" draw:fill-color="#00ae0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hatch" draw:fill-color="#000000" draw:fill-hatch-name="Hatching_20_1" draw:fill-hatch-solid="false" draw:opacity="50%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6.2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2cm" fo:min-width="6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6.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7" style:family="graphic" style:parent-style-name="objectwithoutfill">
      <style:graphic-properties svg:stroke-width="0.02cm" svg:stroke-color="#808080" draw:marker-start-width="0.04cm" draw:marker-end="Arrow" draw:marker-end-width="0.2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808080" draw:marker-start-width="0.04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9" style:family="graphic" style:parent-style-name="objectwithoutfill">
      <style:graphic-properties svg:stroke-width="0.02cm" svg:stroke-color="#80808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30" style:family="graphic" style:parent-style-name="objectwithoutfill">
      <style:graphic-properties svg:stroke-width="0.02cm" svg:stroke-color="#c0c0c0" draw:marker-start-width="0.04cm" draw:marker-end="Arrow" draw:marker-end-width="0.2cm" draw:fill="none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c0c0c0" draw:marker-start-width="0.04cm" draw:marker-end-width="0.1cm" draw:fill-color="#c8dcff" draw:textarea-horizontal-align="justify" draw:textarea-vertical-align="middle" draw:auto-grow-height="fals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svg:stroke-color="#c0c0c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svg:stroke-width="0.01cm" svg:stroke-color="#000000" draw:marker-start-width="0.22cm" draw:marker-end-width="0.22cm" draw:fill="solid" draw:fill-color="#000000" draw:textarea-horizontal-align="justify" draw:textarea-vertical-align="middle" draw:auto-grow-height="false" fo:padding-top="0.13cm" fo:padding-bottom="0.13cm" fo:padding-left="0.255cm" fo:padding-right="0.255cm"/>
    </style:style>
    <style:style style:name="pr1" style:family="presentation" style:parent-style-name="lyt-aqua-subtitle">
      <style:graphic-properties draw:fill-color="#ffffff" fo:min-height="3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subtitle">
      <style:graphic-properties draw:fill-color="#ffffff" draw:auto-grow-height="true" fo:min-height="1.4cm"/>
    </style:style>
    <style:style style:name="pr5" style:family="presentation" style:parent-style-name="lyt-aqua-subtitle">
      <style:graphic-properties draw:fill-color="#ffffff" draw:auto-grow-height="true" fo:min-height="1.6cm"/>
    </style:style>
    <style:style style:name="pr6" style:family="presentation" style:parent-style-name="lyt-aqua-subtitle">
      <style:graphic-properties draw:fill-color="#ffffff" draw:auto-grow-height="true" fo:min-height="1.2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notes">
      <style:graphic-properties draw:fill-color="#ffffff" fo:min-height="13.364cm"/>
    </style:style>
    <style:style style:name="P1" style:family="paragraph">
      <style:text-properties style:use-window-font-color="true" fo:font-size="54pt" style:font-size-asian="54pt" style:font-size-complex="5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style:use-window-font-color="true"/>
    </style:style>
    <style:style style:name="P5" style:family="paragraph">
      <style:text-properties style:use-window-font-color="true" fo:font-size="2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color="#000000" fo:font-size="10pt" style:font-size-asian="18pt" style:font-size-complex="18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paragraph-properties fo:text-align="center"/>
      <style:text-properties fo:color="#000000" fo:font-size="20pt" style:font-size-asian="20pt" style:font-size-complex="20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color="#808080" fo:font-size="20pt" style:font-size-asian="20pt" style:font-size-complex="20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28.1000003814697pt"/>
    </style:style>
    <style:style style:name="T1" style:family="text">
      <style:text-properties style:use-window-font-color="true"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000000" fo:font-size="10pt" style:font-size-asian="18pt" style:font-size-complex="18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808080" fo:font-size="20pt" style:font-size-asian="20pt" style:font-size-complex="20pt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text-style-name="P1" draw:layer="layout" svg:width="25.199cm" svg:height="3cm" svg:x="1.4cm" svg:y="7.174cm" presentation:class="subtitle" presentation:user-transformed="true">
          <draw:text-box>
            <text:p><text:span text:style-name="T1">Shadow P2P</text:span></text:p>
          </draw:text-box>
        </draw:frame>
        <draw:frame draw:style-name="gr1" draw:text-style-name="P2" draw:layer="layout" svg:width="6.797cm" svg:height="1.517cm" svg:x="10.6cm" svg:y="11.6cm">
          <draw:text-box>
            <text:p><text:span text:style-name="T2">Luke Mu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A Need for Anonymity</text:span></text:p>
          </draw:text-box>
        </draw:frame>
        <draw:frame presentation:style-name="pr4" draw:text-style-name="P5" draw:layer="layout" svg:width="10cm" svg:height="1.4cm" svg:x="14.8cm" svg:y="5.8cm" presentation:class="subtitle" presentation:user-transformed="true">
          <draw:text-box>
            <text:p><text:span text:style-name="T3">Increase online privacy</text:span></text:p>
          </draw:text-box>
        </draw:frame>
        <draw:frame presentation:style-name="pr4" draw:text-style-name="P5" draw:layer="layout" svg:width="10.4cm" svg:height="1.4cm" svg:x="15cm" svg:y="9.2cm">
          <draw:text-box>
            <text:p text:style-name="P4"><text:span text:style-name="T3">Oppressive governments</text:span></text:p>
          </draw:text-box>
        </draw:frame>
        <draw:frame presentation:style-name="pr5" draw:text-style-name="P5" draw:layer="layout" svg:width="13cm" svg:height="1.6cm" svg:x="1.2cm" svg:y="7.4cm">
          <draw:text-box>
            <text:p text:style-name="P4"><text:span text:style-name="T3">Corporations monitoring activity</text:span></text:p>
          </draw:text-box>
        </draw:frame>
        <draw:frame presentation:style-name="pr4" draw:text-style-name="P5" draw:layer="layout" svg:width="6.8cm" svg:height="1.4cm" svg:x="7.4cm" svg:y="11cm">
          <draw:text-box>
            <text:p text:style-name="P4"><text:span text:style-name="T3">Secret agents</text:span></text:p>
          </draw:text-box>
        </draw:frame>
        <draw:frame presentation:style-name="pr4" draw:text-style-name="P5" draw:layer="layout" svg:width="9.2cm" svg:height="1.4cm" svg:x="15.2cm" svg:y="12.8cm">
          <draw:text-box>
            <text:p text:style-name="P4"><text:span text:style-name="T3">Circumvent censorship</text:span></text:p>
          </draw:text-box>
        </draw:frame>
        <draw:frame presentation:style-name="pr4" draw:text-style-name="P5" draw:layer="layout" svg:width="5.2cm" svg:height="1.4cm" svg:x="8.6cm" svg:y="14.6cm">
          <draw:text-box>
            <text:p text:style-name="P4"><text:span text:style-name="T3">Journalism</text:span></text:p>
          </draw:text-box>
        </draw:frame>
        <draw:frame presentation:style-name="pr6" draw:text-style-name="P5" draw:layer="layout" svg:width="7cm" svg:height="1.2cm" svg:x="15cm" svg:y="16.4cm">
          <draw:text-box>
            <text:p text:style-name="P4"><text:span text:style-name="T3">Anonymous tips</text:span></text:p>
          </draw:text-box>
        </draw:frame>
        <draw:frame presentation:style-name="pr4" draw:text-style-name="P5" draw:layer="layout" svg:width="6.8cm" svg:height="1.4cm" svg:x="7.2cm" svg:y="18cm">
          <draw:text-box>
            <text:p text:style-name="P4"><text:span text:style-name="T3">Whistle blow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draw:frame presentation:style-name="pr3" draw:text-style-name="P4" draw:layer="layout" svg:width="25.199cm" svg:height="3.506cm" svg:x="1.4cm" svg:y="0.837cm" presentation:class="title">
          <draw:text-box>
            <text:p><text:span text:style-name="T3">What is Anonymity?</text:span></text:p>
          </draw:text-box>
        </draw:frame>
        <draw:frame draw:style-name="gr1" draw:text-style-name="P6" draw:layer="layout" svg:width="19.395cm" svg:height="1.673cm" svg:x="4.4cm" svg:y="10.2cm">
          <draw:text-box>
            <text:p><text:span text:style-name="T4">Namelessness + Unremarkabl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>
        <draw:custom-shape draw:style-name="gr3" draw:text-style-name="P7" draw:layer="layout" svg:width="0.8cm" svg:height="0.8cm" svg:x="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0.8cm" svg:height="0.8cm" svg:x="9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4.6cm" svg:y1="5.4cm" svg:x2="9.6cm" svg:y2="1.6cm">
          <text:p/>
        </draw:line>
        <draw:custom-shape draw:style-name="gr5" draw:text-style-name="P7" draw:layer="layout" svg:width="0.8cm" svg:height="0.8cm" svg:x="9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0.2cm" svg:y1="10.6cm" svg:x2="27.6cm" svg:y2="10.6cm">
          <text:p/>
        </draw:line>
        <draw:line draw:style-name="gr6" draw:text-style-name="P7" draw:layer="layout" svg:x1="14.1cm" svg:y1="0.2cm" svg:x2="14.1cm" svg:y2="20.4cm">
          <text:p/>
        </draw:line>
        <draw:line draw:style-name="gr4" draw:text-style-name="P7" draw:layer="layout" svg:x1="4.599cm" svg:y1="5.4cm" svg:x2="9.6cm" svg:y2="2.6cm">
          <text:p/>
        </draw:line>
        <draw:line draw:style-name="gr4" draw:text-style-name="P7" draw:layer="layout" svg:x1="4.599cm" svg:y1="5.4cm" svg:x2="9.6cm" svg:y2="3.6cm">
          <text:p/>
        </draw:line>
        <draw:line draw:style-name="gr4" draw:text-style-name="P7" draw:layer="layout" svg:x1="4.6cm" svg:y1="5.4cm" svg:x2="9.6cm" svg:y2="4.6cm">
          <text:p/>
        </draw:line>
        <draw:line draw:style-name="gr4" draw:text-style-name="P7" draw:layer="layout" svg:x1="4.6cm" svg:y1="5.4cm" svg:x2="9.6cm" svg:y2="5.6cm">
          <text:p/>
        </draw:line>
        <draw:custom-shape draw:style-name="gr5" draw:text-style-name="P7" draw:layer="layout" svg:width="0.8cm" svg:height="0.8cm" svg:x="9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4.599cm" svg:y1="5.399cm" svg:x2="9.6cm" svg:y2="6.6cm">
          <text:p/>
        </draw:line>
        <draw:line draw:style-name="gr4" draw:text-style-name="P7" draw:layer="layout" svg:x1="4.599cm" svg:y1="5.399cm" svg:x2="9.6cm" svg:y2="7.6cm">
          <text:p/>
        </draw:line>
        <draw:line draw:style-name="gr4" draw:text-style-name="P7" draw:layer="layout" svg:x1="4.599cm" svg:y1="5.399cm" svg:x2="9.6cm" svg:y2="8.6cm">
          <text:p/>
        </draw:line>
        <draw:frame draw:style-name="gr7" draw:text-style-name="P8" draw:layer="layout" svg:width="6cm" svg:height="1.195cm" svg:x="21.2cm" svg:y="0.805cm">
          <draw:text-box>
            <text:p><text:span text:style-name="T5">Shout Groups</text:span></text:p>
          </draw:text-box>
        </draw:frame>
        <draw:frame draw:style-name="gr1" draw:text-style-name="P8" draw:layer="layout" svg:width="3.135cm" svg:height="1.195cm" svg:x="0.972cm" svg:y="0.883cm">
          <draw:text-box>
            <text:p><text:span text:style-name="T5">Shouts</text:span></text:p>
          </draw:text-box>
        </draw:frame>
        <draw:custom-shape draw:style-name="gr3" draw:text-style-name="P7" draw:layer="layout" svg:width="0.8cm" svg:height="0.8cm" svg:x="15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" draw:id="id1" draw:layer="layout" svg:width="0.8cm" svg:height="0.8cm" svg:x="21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6.2cm" svg:y1="6.4cm" svg:x2="21.2cm" svg:y2="2.6cm">
          <text:p/>
        </draw:line>
        <draw:custom-shape draw:style-name="gr5" draw:text-style-name="P7" draw:layer="layout" svg:width="0.8cm" svg:height="0.8cm" svg:x="21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6.199cm" svg:y1="6.4cm" svg:x2="21.2cm" svg:y2="3.6cm">
          <text:p/>
        </draw:line>
        <draw:line draw:style-name="gr4" draw:text-style-name="P7" draw:layer="layout" svg:x1="16.199cm" svg:y1="6.4cm" svg:x2="21.2cm" svg:y2="4.6cm">
          <text:p/>
        </draw:line>
        <draw:line draw:style-name="gr4" draw:text-style-name="P7" draw:layer="layout" svg:x1="16.2cm" svg:y1="6.4cm" svg:x2="21.2cm" svg:y2="5.6cm">
          <text:p/>
        </draw:line>
        <draw:line draw:style-name="gr4" draw:text-style-name="P7" draw:layer="layout" svg:x1="16.2cm" svg:y1="6.4cm" svg:x2="21.2cm" svg:y2="6.6cm">
          <text:p/>
        </draw:line>
        <draw:custom-shape draw:style-name="gr3" draw:text-style-name="P7" xml:id="id2" draw:id="id2" draw:layer="layout" svg:width="0.8cm" svg:height="0.8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0.8cm" svg:height="0.8cm" svg:x="21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1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1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6.199cm" svg:y1="6.399cm" svg:x2="21.2cm" svg:y2="7.6cm">
          <text:p/>
        </draw:line>
        <draw:line draw:style-name="gr4" draw:text-style-name="P7" draw:layer="layout" svg:x1="16.199cm" svg:y1="6.399cm" svg:x2="21.2cm" svg:y2="8.6cm">
          <text:p/>
        </draw:line>
        <draw:line draw:style-name="gr4" draw:text-style-name="P7" draw:layer="layout" svg:x1="16.199cm" svg:y1="6.399cm" svg:x2="21.2cm" svg:y2="9.6cm">
          <text:p/>
        </draw:line>
        <draw:connector draw:style-name="gr8" draw:text-style-name="P7" draw:layer="layout" draw:type="curve" svg:x1="21.883cm" svg:y1="4.883cm" svg:x2="22cm" svg:y2="7.6cm" draw:start-shape="id1" draw:start-glue-point="9" draw:end-shape="id2" draw:end-glue-point="10" svg:d="m21883 4883c928 0 870 2717 117 2717" svg:viewBox="0 0 690 2718">
          <text:p/>
        </draw:connector>
        <draw:connector draw:style-name="gr8" draw:text-style-name="P7" draw:layer="layout" draw:type="curve" svg:x1="22cm" svg:y1="7.6cm" svg:x2="21.883cm" svg:y2="9.317cm" draw:start-shape="id2" draw:start-glue-point="10" draw:end-shape="id3" draw:end-glue-point="11" svg:d="m22000 7600c753 0 811 1717-117 1717" svg:viewBox="0 0 690 1718">
          <text:p/>
        </draw:connector>
        <draw:connector draw:style-name="gr8" draw:text-style-name="P7" draw:layer="layout" draw:type="curve" draw:line-skew="0.847cm" svg:x1="22cm" svg:y1="9.6cm" svg:x2="22cm" svg:y2="4.6cm" draw:start-shape="id3" draw:start-glue-point="10" draw:end-shape="id1" draw:end-glue-point="10" svg:d="m22000 9600c2023 0 2023-5000 0-5000" svg:viewBox="0 0 1518 5001">
          <text:p/>
        </draw:connector>
        <draw:frame draw:style-name="gr9" draw:text-style-name="P8" draw:layer="layout" svg:width="7.4cm" svg:height="1.4cm" svg:x="1.2cm" svg:y="18.8cm">
          <draw:text-box>
            <text:p><text:span text:style-name="T5">Public Key Hiding</text:span></text:p>
          </draw:text-box>
        </draw:frame>
        <draw:frame draw:style-name="gr10" draw:text-style-name="P8" draw:layer="layout" svg:width="7.28cm" svg:height="1.195cm" svg:x="20.2cm" svg:y="18.799cm">
          <draw:text-box>
            <text:p><text:span text:style-name="T5">Network Structure</text:span></text:p>
          </draw:text-box>
        </draw:frame>
        <draw:custom-shape draw:style-name="gr11" draw:text-style-name="P9" draw:layer="layout" svg:width="0.92cm" svg:height="0.918cm" svg:x="17.227cm" svg:y="11.535cm">
          <text:p text:style-name="P7"><text:span text:style-name="T6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17.688cm" svg:y1="13.373cm" svg:x2="17.688cm" svg:y2="12.453cm">
          <text:p/>
        </draw:line>
        <draw:custom-shape draw:style-name="gr11" draw:text-style-name="P9" draw:layer="layout" svg:width="0.919cm" svg:height="0.918cm" svg:x="19.067cm" svg:y="11.535cm">
          <text:p text:style-name="P7"><text:span text:style-name="T6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17.227cm" svg:y="13.373cm">
          <text:p text:style-name="P7"><text:span text:style-name="T6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8cm" svg:height="0.92cm" svg:x="22.746cm" svg:y="13.373cm">
          <text:p text:style-name="P7"><text:span text:style-name="T6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19cm" svg:x="19.09cm" svg:y="13.397cm">
          <text:p text:style-name="P7"><text:span text:style-name="T6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2cm" svg:height="0.918cm" svg:x="20.906cm" svg:y="11.535cm">
          <text:p text:style-name="P7"><text:span text:style-name="T6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20.906cm" svg:y="13.373cm">
          <text:p text:style-name="P7"><text:span text:style-name="T6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18cm" svg:height="0.918cm" svg:x="22.746cm" svg:y="11.535cm">
          <text:p text:style-name="P7"><text:span text:style-name="T6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19cm" svg:x="17.227cm" svg:y="15.213cm">
          <text:p text:style-name="P7"><text:span text:style-name="T6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9cm" svg:height="0.919cm" svg:x="19.067cm" svg:y="15.213cm">
          <text:p text:style-name="P7"><text:span text:style-name="T6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17.227cm" svg:y="17.052cm">
          <text:p text:style-name="P7"><text:span text:style-name="T6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8cm" svg:height="0.92cm" svg:x="22.746cm" svg:y="17.052cm">
          <text:p text:style-name="P7"><text:span text:style-name="T6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9cm" svg:height="0.92cm" svg:x="19.067cm" svg:y="17.052cm">
          <text:p text:style-name="P7"><text:span text:style-name="T6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19cm" svg:x="20.906cm" svg:y="15.213cm">
          <text:p text:style-name="P7"><text:span text:style-name="T6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20.906cm" svg:y="17.052cm">
          <text:p text:style-name="P7"><text:span text:style-name="T6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8cm" svg:height="0.919cm" svg:x="22.746cm" svg:y="15.213cm">
          <text:p text:style-name="P7"><text:span text:style-name="T6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7.688cm" svg:y1="11.535cm" svg:x2="17.688cm" svg:y2="11.167cm">
          <text:p/>
        </draw:line>
        <draw:line draw:style-name="gr12" draw:text-style-name="P10" draw:layer="layout" svg:x1="17.688cm" svg:y1="17.052cm" svg:x2="17.688cm" svg:y2="16.132cm">
          <text:p/>
        </draw:line>
        <draw:line draw:style-name="gr12" draw:text-style-name="P10" draw:layer="layout" svg:x1="17.688cm" svg:y1="15.213cm" svg:x2="17.688cm" svg:y2="14.293cm">
          <text:p/>
        </draw:line>
        <draw:line draw:style-name="gr12" draw:text-style-name="P10" draw:layer="layout" svg:x1="19.526cm" svg:y1="13.373cm" svg:x2="19.526cm" svg:y2="12.453cm">
          <text:p/>
        </draw:line>
        <draw:line draw:style-name="gr14" draw:text-style-name="P10" draw:layer="layout" svg:x1="19.526cm" svg:y1="11.535cm" svg:x2="19.526cm" svg:y2="11.167cm">
          <text:p/>
        </draw:line>
        <draw:line draw:style-name="gr12" draw:text-style-name="P10" draw:layer="layout" svg:x1="19.526cm" svg:y1="17.052cm" svg:x2="19.526cm" svg:y2="16.132cm">
          <text:p/>
        </draw:line>
        <draw:line draw:style-name="gr12" draw:text-style-name="P10" draw:layer="layout" svg:x1="19.526cm" svg:y1="15.213cm" svg:x2="19.526cm" svg:y2="14.293cm">
          <text:p/>
        </draw:line>
        <draw:line draw:style-name="gr12" draw:text-style-name="P10" draw:layer="layout" svg:x1="21.365cm" svg:y1="13.373cm" svg:x2="21.365cm" svg:y2="12.453cm">
          <text:p/>
        </draw:line>
        <draw:line draw:style-name="gr14" draw:text-style-name="P10" draw:layer="layout" svg:x1="21.365cm" svg:y1="11.535cm" svg:x2="21.365cm" svg:y2="11.167cm">
          <text:p/>
        </draw:line>
        <draw:line draw:style-name="gr12" draw:text-style-name="P10" draw:layer="layout" svg:x1="21.365cm" svg:y1="17.052cm" svg:x2="21.365cm" svg:y2="16.132cm">
          <text:p/>
        </draw:line>
        <draw:line draw:style-name="gr12" draw:text-style-name="P10" draw:layer="layout" svg:x1="21.365cm" svg:y1="15.213cm" svg:x2="21.365cm" svg:y2="14.293cm">
          <text:p/>
        </draw:line>
        <draw:line draw:style-name="gr12" draw:text-style-name="P10" draw:layer="layout" svg:x1="23.205cm" svg:y1="13.373cm" svg:x2="23.205cm" svg:y2="12.453cm">
          <text:p/>
        </draw:line>
        <draw:line draw:style-name="gr14" draw:text-style-name="P10" draw:layer="layout" svg:x1="23.205cm" svg:y1="11.535cm" svg:x2="23.205cm" svg:y2="11.167cm">
          <text:p/>
        </draw:line>
        <draw:line draw:style-name="gr12" draw:text-style-name="P10" draw:layer="layout" svg:x1="23.205cm" svg:y1="17.052cm" svg:x2="23.205cm" svg:y2="16.132cm">
          <text:p/>
        </draw:line>
        <draw:line draw:style-name="gr12" draw:text-style-name="P10" draw:layer="layout" svg:x1="23.205cm" svg:y1="15.213cm" svg:x2="23.205cm" svg:y2="14.293cm">
          <text:p/>
        </draw:line>
        <draw:line draw:style-name="gr15" draw:text-style-name="P10" draw:layer="layout" svg:x1="18.147cm" svg:y1="17.511cm" svg:x2="19.067cm" svg:y2="17.511cm">
          <text:p/>
        </draw:line>
        <draw:line draw:style-name="gr12" draw:text-style-name="P10" draw:layer="layout" svg:x1="18.147cm" svg:y1="15.673cm" svg:x2="19.067cm" svg:y2="15.673cm">
          <text:p/>
        </draw:line>
        <draw:line draw:style-name="gr12" draw:text-style-name="P10" draw:layer="layout" svg:x1="18.147cm" svg:y1="13.834cm" svg:x2="19.067cm" svg:y2="13.834cm">
          <text:p/>
        </draw:line>
        <draw:line draw:style-name="gr12" draw:text-style-name="P10" draw:layer="layout" svg:x1="18.147cm" svg:y1="11.994cm" svg:x2="19.067cm" svg:y2="11.994cm">
          <text:p/>
        </draw:line>
        <draw:line draw:style-name="gr15" draw:text-style-name="P10" draw:layer="layout" svg:x1="19.986cm" svg:y1="17.511cm" svg:x2="20.906cm" svg:y2="17.511cm">
          <text:p/>
        </draw:line>
        <draw:line draw:style-name="gr12" draw:text-style-name="P10" draw:layer="layout" svg:x1="19.986cm" svg:y1="15.673cm" svg:x2="20.906cm" svg:y2="15.673cm">
          <text:p/>
        </draw:line>
        <draw:line draw:style-name="gr12" draw:text-style-name="P10" draw:layer="layout" svg:x1="19.986cm" svg:y1="13.834cm" svg:x2="20.906cm" svg:y2="13.834cm">
          <text:p/>
        </draw:line>
        <draw:line draw:style-name="gr12" draw:text-style-name="P10" draw:layer="layout" svg:x1="19.986cm" svg:y1="11.994cm" svg:x2="20.906cm" svg:y2="11.994cm">
          <text:p/>
        </draw:line>
        <draw:line draw:style-name="gr15" draw:text-style-name="P10" draw:layer="layout" svg:x1="21.826cm" svg:y1="17.511cm" svg:x2="22.746cm" svg:y2="17.511cm">
          <text:p/>
        </draw:line>
        <draw:line draw:style-name="gr12" draw:text-style-name="P10" draw:layer="layout" svg:x1="21.826cm" svg:y1="15.673cm" svg:x2="22.746cm" svg:y2="15.673cm">
          <text:p/>
        </draw:line>
        <draw:line draw:style-name="gr12" draw:text-style-name="P10" draw:layer="layout" svg:x1="21.826cm" svg:y1="13.834cm" svg:x2="22.746cm" svg:y2="13.834cm">
          <text:p/>
        </draw:line>
        <draw:line draw:style-name="gr12" draw:text-style-name="P10" draw:layer="layout" svg:x1="21.826cm" svg:y1="11.994cm" svg:x2="22.746cm" svg:y2="11.994cm">
          <text:p/>
        </draw:line>
        <draw:line draw:style-name="gr12" draw:text-style-name="P10" draw:layer="layout" svg:x1="16.768cm" svg:y1="11.994cm" svg:x2="17.227cm" svg:y2="11.994cm">
          <text:p/>
        </draw:line>
        <draw:line draw:style-name="gr12" draw:text-style-name="P10" draw:layer="layout" svg:x1="23.205cm" svg:y1="18.431cm" svg:x2="23.205cm" svg:y2="17.972cm">
          <text:p/>
        </draw:line>
        <draw:line draw:style-name="gr14" draw:text-style-name="P10" draw:layer="layout" svg:x1="24.032cm" svg:y1="11.994cm" svg:x2="23.664cm" svg:y2="11.994cm">
          <text:p/>
        </draw:line>
        <draw:line draw:style-name="gr14" draw:text-style-name="P10" draw:layer="layout" svg:x1="24.032cm" svg:y1="13.834cm" svg:x2="23.664cm" svg:y2="13.834cm">
          <text:p/>
        </draw:line>
        <draw:line draw:style-name="gr14" draw:text-style-name="P10" draw:layer="layout" svg:x1="24.032cm" svg:y1="15.673cm" svg:x2="23.664cm" svg:y2="15.673cm">
          <text:p/>
        </draw:line>
        <draw:line draw:style-name="gr14" draw:text-style-name="P10" draw:layer="layout" svg:x1="24.032cm" svg:y1="17.511cm" svg:x2="23.664cm" svg:y2="17.511cm">
          <text:p/>
        </draw:line>
        <draw:line draw:style-name="gr12" draw:text-style-name="P10" draw:layer="layout" svg:x1="21.365cm" svg:y1="18.431cm" svg:x2="21.365cm" svg:y2="17.972cm">
          <text:p/>
        </draw:line>
        <draw:line draw:style-name="gr12" draw:text-style-name="P10" draw:layer="layout" svg:x1="19.526cm" svg:y1="18.431cm" svg:x2="19.526cm" svg:y2="17.972cm">
          <text:p/>
        </draw:line>
        <draw:line draw:style-name="gr12" draw:text-style-name="P10" draw:layer="layout" svg:x1="17.688cm" svg:y1="18.431cm" svg:x2="17.688cm" svg:y2="17.972cm">
          <text:p/>
        </draw:line>
        <draw:line draw:style-name="gr12" draw:text-style-name="P10" draw:layer="layout" svg:x1="16.768cm" svg:y1="13.834cm" svg:x2="17.227cm" svg:y2="13.834cm">
          <text:p/>
        </draw:line>
        <draw:line draw:style-name="gr12" draw:text-style-name="P10" draw:layer="layout" svg:x1="16.768cm" svg:y1="15.673cm" svg:x2="17.227cm" svg:y2="15.673cm">
          <text:p/>
        </draw:line>
        <draw:line draw:style-name="gr12" draw:text-style-name="P10" draw:layer="layout" svg:x1="16.768cm" svg:y1="17.511cm" svg:x2="17.227cm" svg:y2="17.511cm">
          <text:p/>
        </draw:line>
        <draw:line draw:style-name="gr16" draw:text-style-name="P10" draw:layer="layout" svg:x1="22.01cm" svg:y1="18.431cm" svg:x2="22.01cm" svg:y2="11.167cm">
          <text:p/>
        </draw:line>
        <draw:path draw:style-name="gr17" draw:text-style-name="P10" draw:layer="layout" svg:width="0.884cm" svg:height="0.599cm" draw:transform="skewX (0.827111532520113) rotate (1.2014846570729) translate (21.3655172102905cm 11.1668160126144cm)" svg:viewBox="0 0 885 600" svg:d="m0 0c888 2 885 600 885 600">
          <text:p/>
        </draw:path>
        <draw:path draw:style-name="gr17" draw:text-style-name="P10" draw:layer="layout" svg:width="0.883cm" svg:height="0.599cm" draw:transform="skewX (-0.825889802043717) rotate (1.94150425991849) translate (21.6856998140578cm 19.2549580707576cm)" svg:viewBox="0 0 884 600" svg:d="m884 0c-888 0-884 600-884 600">
          <text:p/>
        </draw:path>
        <draw:line draw:style-name="gr16" draw:text-style-name="P10" draw:layer="layout" svg:x1="23.848cm" svg:y1="18.431cm" svg:x2="23.848cm" svg:y2="11.167cm">
          <text:p/>
        </draw:line>
        <draw:path draw:style-name="gr17" draw:text-style-name="P10" draw:layer="layout" svg:width="0.886cm" svg:height="0.599cm" draw:transform="skewX (0.828507795921708) rotate (1.2004374595217) translate (23.2045976701601cm 11.1668160123589cm)" svg:viewBox="0 0 887 600" svg:d="m0 0c887 1 887 600 887 600">
          <text:p/>
        </draw:path>
        <draw:path draw:style-name="gr17" draw:text-style-name="P10" draw:layer="layout" svg:width="0.886cm" svg:height="0.599cm" draw:transform="skewX (-0.828333262996508) rotate (1.94272599039489) translate (23.5271005300989cm 19.2579364042028cm)" svg:viewBox="0 0 887 600" svg:d="m887 0c-887-1-887 600-887 600">
          <text:p/>
        </draw:path>
        <draw:line draw:style-name="gr16" draw:text-style-name="P10" draw:layer="layout" svg:x1="20.17cm" svg:y1="18.431cm" svg:x2="20.17cm" svg:y2="11.167cm">
          <text:p/>
        </draw:line>
        <draw:path draw:style-name="gr17" draw:text-style-name="P10" draw:layer="layout" svg:width="0.878cm" svg:height="0.599cm" draw:transform="skewX (0.82187554476413) rotate (1.1988666631949) translate (19.52643649208cm 11.1668153598684cm)" svg:viewBox="0 0 879 600" svg:d="m0 0c886-1 879 600 879 600">
          <text:p/>
        </draw:path>
        <draw:path draw:style-name="gr17" draw:text-style-name="P10" draw:layer="layout" svg:width="0.881cm" svg:height="0.599cm" draw:transform="skewX (-0.824493538642121) rotate (1.94115519406809) translate (19.8456291146327cm 19.2532604055626cm)" svg:viewBox="0 0 882 600" svg:d="m882 0c-889 1-882 600-882 600">
          <text:p/>
        </draw:path>
        <draw:line draw:style-name="gr16" draw:text-style-name="P10" draw:layer="layout" svg:x1="18.331cm" svg:y1="18.431cm" svg:x2="18.331cm" svg:y2="11.167cm">
          <text:p/>
        </draw:line>
        <draw:path draw:style-name="gr17" draw:text-style-name="P10" draw:layer="layout" svg:width="0.884cm" svg:height="0.599cm" draw:transform="skewX (0.827111532520113) rotate (1.1988666631949) translate (17.6873560343828cm 11.1668153545551cm)" svg:viewBox="0 0 885 600" svg:d="m0 0c886-1 885 600 885 600">
          <text:p/>
        </draw:path>
        <draw:path draw:style-name="gr17" draw:text-style-name="P10" draw:layer="layout" svg:width="0.886cm" svg:height="0.599cm" draw:transform="skewX (-0.828333262996509) rotate (1.94272599039489) translate (18.0098591507886cm 19.2579364042028cm)" svg:viewBox="0 0 887 600" svg:d="m887 0c-887-1-887 600-887 600">
          <text:p/>
        </draw:path>
        <draw:line draw:style-name="gr16" draw:text-style-name="P10" draw:layer="layout" svg:x1="24.032cm" svg:y1="11.351cm" svg:x2="16.768cm" svg:y2="11.351cm">
          <text:p/>
        </draw:line>
        <draw:path draw:style-name="gr17" draw:text-style-name="P10" draw:layer="layout" svg:width="0.884cm" svg:height="0.598cm" draw:transform="skewX (0.826413400819315) rotate (2.76809219366301) translate (16.7678088981969cm 11.9944050964111cm)" svg:viewBox="0 0 885 599" svg:d="m0 0c885-3 885 599 885 599">
          <text:p/>
        </draw:path>
        <draw:path draw:style-name="gr17" draw:text-style-name="P10" draw:layer="layout" svg:width="0.884cm" svg:height="0.599cm" draw:transform="skewX (-0.827111532520113) rotate (-2.770710187541) translate (24.8574459842958cm 11.673476096646cm)" svg:viewBox="0 0 885 600" svg:d="m885 0c-887 1-885 600-885 600">
          <text:p/>
        </draw:path>
        <draw:line draw:style-name="gr16" draw:text-style-name="P10" draw:layer="layout" svg:x1="24.032cm" svg:y1="13.189cm" svg:x2="16.768cm" svg:y2="13.189cm">
          <text:p/>
        </draw:line>
        <draw:path draw:style-name="gr17" draw:text-style-name="P10" draw:layer="layout" svg:width="0.888cm" svg:height="0.6cm" draw:transform="skewX (0.830602191024101) rotate (2.77420084604499) translate (16.7678160537535cm 13.8334827735375cm)" svg:viewBox="0 0 889 601" svg:d="m0 0c891 4 889 601 889 601">
          <text:p/>
        </draw:path>
        <draw:path draw:style-name="gr17" draw:text-style-name="P10" draw:layer="layout" svg:width="0.884cm" svg:height="0.598cm" draw:transform="skewX (-0.826413400819315) rotate (-2.76809219366301) translate (24.8565980938573cm 13.5104024767132cm)" svg:viewBox="0 0 885 599" svg:d="m885 0c-885-3-885 599-885 599">
          <text:p/>
        </draw:path>
        <draw:line draw:style-name="gr16" draw:text-style-name="P10" draw:layer="layout" svg:x1="24.032cm" svg:y1="15.029cm" svg:x2="16.768cm" svg:y2="15.029cm">
          <text:p/>
        </draw:line>
        <draw:path draw:style-name="gr17" draw:text-style-name="P10" draw:layer="layout" svg:width="0.884cm" svg:height="0.598cm" draw:transform="skewX (0.826413400819315) rotate (2.76809219366301) translate (16.767808898197cm 15.6725660159514cm)" svg:viewBox="0 0 885 599" svg:d="m0 0c885-3 885 599 885 599">
          <text:p/>
        </draw:path>
        <draw:path draw:style-name="gr17" draw:text-style-name="P10" draw:layer="layout" svg:width="0.886cm" svg:height="0.599cm" draw:transform="skewX (-0.828507795921708) rotate (-2.770710187541) translate (24.8591515193512cm 15.3509737698768cm)" svg:viewBox="0 0 887 600" svg:d="m887 0c-887 1-887 600-887 600">
          <text:p/>
        </draw:path>
        <draw:line draw:style-name="gr16" draw:text-style-name="P10" draw:layer="layout" svg:x1="24.032cm" svg:y1="16.868cm" svg:x2="16.768cm" svg:y2="16.868cm">
          <text:p/>
        </draw:line>
        <draw:path draw:style-name="gr17" draw:text-style-name="P10" draw:layer="layout" svg:width="0.886cm" svg:height="0.599cm" draw:transform="skewX (0.828507795921708) rotate (2.77175738509219) translate (16.7678160537535cm 17.5116436930777cm)" svg:viewBox="0 0 887 600" svg:d="m0 0c888 2 887 600 887 600">
          <text:p/>
        </draw:path>
        <draw:path draw:style-name="gr17" draw:text-style-name="P10" draw:layer="layout" svg:width="0.884cm" svg:height="0.599cm" draw:transform="skewX (-0.827111532520113) rotate (-2.770710187541) translate (24.8574459842958cm 17.1907174759564cm)" svg:viewBox="0 0 885 600" svg:d="m885 0c-887 1-885 600-885 600">
          <text:p/>
        </draw:path>
        <draw:g>
          <draw:custom-shape draw:style-name="gr18" draw:text-style-name="P7" draw:layer="layout" svg:width="0.154cm" svg:height="0.5cm" svg:x="2.077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2.231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3cm" svg:height="0.333cm" svg:x="2.385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2.538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5cm" svg:x="2.692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308cm" svg:height="0.25cm" svg:x="2cm" svg:y="14.4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769cm" svg:height="0.833cm" svg:x="4.231cm" svg:y="1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54cm" svg:height="0.167cm" svg:x="4.692cm" svg:y="14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7" draw:layer="layout" svg:width="0.154cm" svg:height="0.5cm" svg:x="8.277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8.431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3cm" svg:height="0.333cm" svg:x="8.585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8.738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5cm" svg:x="8.892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308cm" svg:height="0.25cm" svg:x="8.2cm" svg:y="14.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769cm" svg:height="0.833cm" svg:x="10.431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54cm" svg:height="0.167cm" svg:x="10.892cm" svg:y="14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5.6cm" svg:y1="14.6cm" svg:x2="7.6cm" svg:y2="14.6cm">
          <text:p/>
        </draw:line>
        <draw:custom-shape draw:style-name="gr20" draw:text-style-name="P7" draw:layer="layout" svg:width="4cm" svg:height="1.8cm" svg:x="7.8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4T19">
        <draw:frame presentation:style-name="pr3" draw:text-style-name="P4" draw:layer="layout" svg:width="25.199cm" svg:height="3.506cm" svg:x="1.4cm" svg:y="0.837cm" presentation:class="title">
          <draw:text-box>
            <text:p><text:span text:style-name="T3">Shouts</text:span></text:p>
          </draw:text-box>
        </draw:frame>
        <draw:frame draw:style-name="gr21" draw:text-style-name="P8" draw:layer="layout" svg:width="9.4cm" svg:height="1.195cm" svg:x="9cm" svg:y="4.605cm">
          <draw:text-box>
            <text:p><text:span text:style-name="T5">IP Spoofing + Multicast</text:span></text:p>
          </draw:text-box>
        </draw:frame>
        <draw:custom-shape draw:style-name="gr3" draw:text-style-name="P7" draw:layer="layout" svg:width="1.23cm" svg:height="1.231cm" svg:x="7.85cm" svg:y="13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23cm" svg:height="1.231cm" svg:x="16.77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08cm" svg:y1="13.661cm" svg:x2="16.769cm" svg:y2="7.815cm">
          <text:p/>
        </draw:line>
        <draw:custom-shape draw:style-name="gr5" draw:text-style-name="P7" draw:layer="layout" svg:width="1.23cm" svg:height="1.231cm" svg:x="16.77cm" svg:y="11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cm" svg:height="1.231cm" svg:x="16.77cm" svg:y="1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079cm" svg:y1="13.662cm" svg:x2="16.77cm" svg:y2="9.354cm">
          <text:p/>
        </draw:line>
        <draw:line draw:style-name="gr4" draw:text-style-name="P7" draw:layer="layout" svg:x1="9.079cm" svg:y1="13.661cm" svg:x2="16.77cm" svg:y2="10.892cm">
          <text:p/>
        </draw:line>
        <draw:line draw:style-name="gr4" draw:text-style-name="P7" draw:layer="layout" svg:x1="9.08cm" svg:y1="13.662cm" svg:x2="16.769cm" svg:y2="12.431cm">
          <text:p/>
        </draw:line>
        <draw:line draw:style-name="gr4" draw:text-style-name="P7" draw:layer="layout" svg:x1="9.08cm" svg:y1="13.662cm" svg:x2="16.769cm" svg:y2="13.97cm">
          <text:p/>
        </draw:line>
        <draw:custom-shape draw:style-name="gr5" draw:text-style-name="P7" draw:layer="layout" svg:width="1.23cm" svg:height="1.231cm" svg:x="16.77cm" svg:y="14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cm" svg:height="1.231cm" svg:x="16.77cm" svg:y="16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cm" svg:height="1.231cm" svg:x="16.77cm" svg:y="1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cm" svg:height="1.231cm" svg:x="16.77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cm" svg:height="1.231cm" svg:x="16.77cm" svg:y="8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079cm" svg:y1="13.66cm" svg:x2="16.77cm" svg:y2="15.508cm">
          <text:p/>
        </draw:line>
        <draw:line draw:style-name="gr4" draw:text-style-name="P7" draw:layer="layout" svg:x1="9.079cm" svg:y1="13.66cm" svg:x2="16.77cm" svg:y2="17.046cm">
          <text:p/>
        </draw:line>
        <draw:line draw:style-name="gr4" draw:text-style-name="P7" draw:layer="layout" svg:x1="9.079cm" svg:y1="13.66cm" svg:x2="16.77cm" svg:y2="18.585cm">
          <text:p/>
        </draw:line>
        <draw:frame draw:style-name="gr22" draw:layer="layout" svg:width="7.879cm" svg:height="2.6cm" svg:x="1.921cm" svg:y="9cm">
          <draw:text-box>
            <text:p>The sender performs IP spoofing to remove their identity from packets</text:p>
          </draw:text-box>
        </draw:frame>
        <draw:frame draw:style-name="gr23" draw:layer="layout" svg:width="7.6cm" svg:height="2.762cm" svg:x="18.8cm" svg:y="8.838cm">
          <draw:text-box>
            <text:p>The shout list obscures the receiver's IP address amongst many others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9"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3">Shout Groups</text:span></text:p>
          </draw:text-box>
        </draw:frame>
        <draw:custom-shape draw:style-name="gr3" draw:text-style-name="P7" draw:layer="layout" svg:width="1.231cm" svg:height="1.231cm" svg:x="2.6cm" svg:y="1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" draw:id="id4" draw:layer="layout" svg:width="1.231cm" svg:height="1.231cm" svg:x="11.526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831cm" svg:y1="12.161cm" svg:x2="11.526cm" svg:y2="6.315cm">
          <text:p/>
        </draw:line>
        <draw:custom-shape draw:style-name="gr5" draw:text-style-name="P7" draw:layer="layout" svg:width="1.231cm" svg:height="1.231cm" svg:x="11.526cm" svg:y="10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1cm" svg:height="1.231cm" svg:x="11.526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83cm" svg:y1="12.162cm" svg:x2="11.526cm" svg:y2="7.854cm">
          <text:p/>
        </draw:line>
        <draw:line draw:style-name="gr4" draw:text-style-name="P7" draw:layer="layout" svg:x1="3.83cm" svg:y1="12.161cm" svg:x2="11.526cm" svg:y2="9.392cm">
          <text:p/>
        </draw:line>
        <draw:line draw:style-name="gr4" draw:text-style-name="P7" draw:layer="layout" svg:x1="3.831cm" svg:y1="12.162cm" svg:x2="11.526cm" svg:y2="10.931cm">
          <text:p/>
        </draw:line>
        <draw:line draw:style-name="gr4" draw:text-style-name="P7" draw:layer="layout" svg:x1="3.831cm" svg:y1="12.162cm" svg:x2="11.526cm" svg:y2="12.47cm">
          <text:p/>
        </draw:line>
        <draw:custom-shape draw:style-name="gr3" draw:text-style-name="P7" xml:id="id5" draw:id="id5" draw:layer="layout" svg:width="1.231cm" svg:height="1.231cm" svg:x="11.526cm" svg:y="1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1cm" svg:height="1.232cm" svg:x="11.526cm" svg:y="14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" draw:id="id6" draw:layer="layout" svg:width="1.231cm" svg:height="1.23cm" svg:x="11.526cm" svg:y="16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1cm" svg:height="1.23cm" svg:x="11.52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31cm" svg:height="1.232cm" svg:x="11.52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83cm" svg:y1="12.16cm" svg:x2="11.526cm" svg:y2="14.008cm">
          <text:p/>
        </draw:line>
        <draw:line draw:style-name="gr4" draw:text-style-name="P7" draw:layer="layout" svg:x1="3.83cm" svg:y1="12.16cm" svg:x2="11.526cm" svg:y2="15.546cm">
          <text:p/>
        </draw:line>
        <draw:line draw:style-name="gr4" draw:text-style-name="P7" draw:layer="layout" svg:x1="3.83cm" svg:y1="12.16cm" svg:x2="11.526cm" svg:y2="17.085cm">
          <text:p/>
        </draw:line>
        <draw:connector draw:style-name="gr8" draw:text-style-name="P7" draw:layer="layout" draw:type="curve" svg:x1="12.577cm" svg:y1="9.828cm" svg:x2="12.757cm" svg:y2="14.008cm" draw:start-shape="id4" draw:start-glue-point="9" draw:end-shape="id5" draw:end-glue-point="10" svg:d="m12577 9828c1021 0 931 4180 180 4180" svg:viewBox="0 0 756 4181">
          <text:p/>
        </draw:connector>
        <draw:connector draw:style-name="gr8" draw:text-style-name="P7" draw:layer="layout" draw:type="curve" svg:x1="12.757cm" svg:y1="14.008cm" svg:x2="12.577cm" svg:y2="16.65cm" draw:start-shape="id5" draw:start-glue-point="10" draw:end-shape="id6" draw:end-glue-point="11" svg:d="m12757 14008c751 0 841 2642-180 2642" svg:viewBox="0 0 756 2643">
          <text:p/>
        </draw:connector>
        <draw:connector draw:style-name="gr8" draw:text-style-name="P7" draw:layer="layout" draw:type="curve" draw:line-skew="0.892cm" svg:x1="12.757cm" svg:y1="17.085cm" svg:x2="12.757cm" svg:y2="9.393cm" draw:start-shape="id6" draw:start-glue-point="10" draw:end-shape="id4" draw:end-glue-point="10" svg:d="m12757 17085c2089 0 2089-7692 0-7692" svg:viewBox="0 0 1568 7693">
          <text:p/>
        </draw:connector>
        <draw:frame draw:style-name="gr24" draw:layer="layout" svg:width="9cm" svg:height="1.962cm" svg:x="15.94cm" svg:y="5.826cm">
          <draw:text-box>
            <text:p>Multiple receivers put their IP addresses into a shout list <text:s/></text:p>
          </draw:text-box>
        </draw:frame>
        <draw:frame draw:style-name="gr24" draw:layer="layout" svg:width="9cm" svg:height="2.384cm" svg:x="15.8cm" svg:y="9.016cm">
          <draw:text-box>
            <text:p>The shout group members inform each other about the messages they receive</text:p>
          </draw:text-box>
        </draw:frame>
        <draw:frame draw:style-name="gr24" draw:layer="layout" svg:width="8.2cm" svg:height="2.384cm" svg:x="15.722cm" svg:y="12.813cm">
          <draw:text-box>
            <text:p>By doing this they can detect attacks on the shout list by a hostile sender </text:p>
          </draw:text-box>
        </draw:frame>
        <draw:frame draw:style-name="gr24" draw:layer="layout" svg:width="11cm" svg:height="2.384cm" svg:x="15.8cm" svg:y="16.416cm">
          <draw:text-box>
            <text:p>The hostile sender can then be hindered in their attack to an extent where the attack becomes infeasibl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draw:frame presentation:style-name="pr3" draw:text-style-name="P4" draw:layer="layout" svg:width="25.199cm" svg:height="3.506cm" svg:x="1.4cm" svg:y="0.837cm" presentation:class="title">
          <draw:text-box>
            <text:p><text:span text:style-name="T3">Public Key Hiding</text:span></text:p>
          </draw:text-box>
        </draw:frame>
        <draw:g>
          <draw:custom-shape draw:style-name="gr18" draw:text-style-name="P7" draw:layer="layout" svg:width="0.283cm" svg:height="0.919cm" svg:x="5.342cm" svg:y="11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2cm" svg:height="0.307cm" svg:x="5.625cm" svg:y="11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1cm" svg:height="0.612cm" svg:x="5.907cm" svg:y="11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3cm" svg:height="0.307cm" svg:x="6.188cm" svg:y="11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3cm" svg:height="0.919cm" svg:x="6.471cm" svg:y="11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4.24cm" svg:height="0.46cm" svg:x="5.2cm" svg:y="10.74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412cm" svg:height="1.532cm" svg:x="9.298cm" svg:y="10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283cm" svg:height="0.307cm" svg:x="10.144cm" svg:y="1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7" draw:layer="layout" svg:width="0.282cm" svg:height="0.92cm" svg:x="16.73cm" svg:y="11.1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3cm" svg:height="0.307cm" svg:x="17.012cm" svg:y="11.1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1cm" svg:height="0.613cm" svg:x="17.295cm" svg:y="11.1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3cm" svg:height="0.307cm" svg:x="17.576cm" svg:y="11.1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283cm" svg:height="0.92cm" svg:x="17.859cm" svg:y="11.1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4.238cm" svg:height="0.459cm" svg:x="16.588cm" svg:y="10.68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412cm" svg:height="1.533cm" svg:x="20.686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283cm" svg:height="0.307cm" svg:x="21.532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11.812cm" svg:y1="10.961cm" svg:x2="15.485cm" svg:y2="10.961cm">
          <text:p/>
        </draw:line>
        <draw:custom-shape draw:style-name="gr20" draw:text-style-name="P7" draw:layer="layout" svg:width="7.346cm" svg:height="3.31cm" svg:x="15.854cm" svg:y="9.49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9cm" svg:height="1.962cm" svg:x="2.8cm" svg:y="6cm">
          <draw:text-box>
            <text:p>Public keys are tied to the identity of their owner <text:s/></text:p>
          </draw:text-box>
        </draw:frame>
        <draw:frame draw:style-name="gr24" draw:layer="layout" svg:width="9cm" svg:height="1.962cm" svg:x="2.6cm" svg:y="14.838cm">
          <draw:text-box>
            <text:p><text:s text:c="2"/></text:p>
          </draw:text-box>
        </draw:frame>
        <draw:frame draw:style-name="gr24" draw:layer="layout" svg:width="11cm" svg:height="2.384cm" svg:x="1.8cm" svg:y="15.216cm">
          <draw:text-box>
            <text:p>Messages with containing the public key that was used for encryption will give away the identity of the receiver</text:p>
          </draw:text-box>
        </draw:frame>
        <draw:frame draw:style-name="gr24" draw:layer="layout" svg:width="9.6cm" svg:height="2.384cm" svg:x="15.2cm" svg:y="5.8cm">
          <draw:text-box>
            <text:p>By applying the hiding technique to the public key, the receiver can remain anonymous </text:p>
          </draw:text-box>
        </draw:frame>
        <draw:frame draw:style-name="gr24" draw:layer="layout" svg:width="9.6cm" svg:height="1.962cm" svg:x="15cm" svg:y="15.2cm">
          <draw:text-box>
            <text:p>This technique only works with specific cryptosystems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draw:frame presentation:style-name="pr3" draw:text-style-name="P4" draw:layer="layout" svg:width="25.199cm" svg:height="3.506cm" svg:x="1.4cm" svg:y="0.837cm" presentation:class="title">
          <draw:text-box>
            <text:p><text:span text:style-name="T3">Uni-directional Toroidal Network Structure</text:span></text:p>
          </draw:text-box>
        </draw:frame>
        <draw:custom-shape draw:style-name="gr11" draw:text-style-name="P11" draw:layer="layout" svg:width="1.38cm" svg:height="1.377cm" svg:x="9.041cm" svg:y="7.303cm">
          <text:p text:style-name="P7"><text:span text:style-name="T7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9.733cm" svg:y1="10.06cm" svg:x2="9.733cm" svg:y2="8.68cm">
          <text:p/>
        </draw:line>
        <draw:custom-shape draw:style-name="gr11" draw:text-style-name="P11" draw:layer="layout" svg:width="1.378cm" svg:height="1.377cm" svg:x="11.801cm" svg:y="7.303cm">
          <text:p text:style-name="P7"><text:span text:style-name="T7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8cm" svg:x="9.041cm" svg:y="10.06cm">
          <text:p text:style-name="P7"><text:span text:style-name="T7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77cm" svg:height="1.38cm" svg:x="17.319cm" svg:y="10.06cm">
          <text:p text:style-name="P7"><text:span text:style-name="T7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79cm" svg:x="11.835cm" svg:y="10.096cm">
          <text:p text:style-name="P7"><text:span text:style-name="T7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8cm" svg:height="1.377cm" svg:x="14.559cm" svg:y="7.303cm">
          <text:p text:style-name="P7"><text:span text:style-name="T7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8cm" svg:x="14.559cm" svg:y="10.06cm">
          <text:p text:style-name="P7"><text:span text:style-name="T7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77cm" svg:height="1.377cm" svg:x="17.319cm" svg:y="7.303cm">
          <text:p text:style-name="P7"><text:span text:style-name="T7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79cm" svg:x="9.041cm" svg:y="12.82cm">
          <text:p text:style-name="P7"><text:span text:style-name="T7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78cm" svg:height="1.379cm" svg:x="11.801cm" svg:y="12.82cm">
          <text:p text:style-name="P7"><text:span text:style-name="T7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8cm" svg:x="9.041cm" svg:y="15.579cm">
          <text:p text:style-name="P7"><text:span text:style-name="T7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77cm" svg:height="1.38cm" svg:x="17.319cm" svg:y="15.579cm">
          <text:p text:style-name="P7"><text:span text:style-name="T7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78cm" svg:height="1.38cm" svg:x="11.801cm" svg:y="15.579cm">
          <text:p text:style-name="P7"><text:span text:style-name="T7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79cm" svg:x="14.559cm" svg:y="12.82cm">
          <text:p text:style-name="P7"><text:span text:style-name="T7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8cm" svg:height="1.38cm" svg:x="14.559cm" svg:y="15.579cm">
          <text:p text:style-name="P7"><text:span text:style-name="T7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377cm" svg:height="1.379cm" svg:x="17.319cm" svg:y="12.82cm">
          <text:p text:style-name="P7"><text:span text:style-name="T7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9.733cm" svg:y1="7.303cm" svg:x2="9.733cm" svg:y2="6.751cm">
          <text:p/>
        </draw:line>
        <draw:line draw:style-name="gr12" draw:text-style-name="P10" draw:layer="layout" svg:x1="9.733cm" svg:y1="15.579cm" svg:x2="9.733cm" svg:y2="14.199cm">
          <text:p/>
        </draw:line>
        <draw:line draw:style-name="gr12" draw:text-style-name="P10" draw:layer="layout" svg:x1="9.733cm" svg:y1="12.821cm" svg:x2="9.733cm" svg:y2="11.441cm">
          <text:p/>
        </draw:line>
        <draw:line draw:style-name="gr12" draw:text-style-name="P10" draw:layer="layout" svg:x1="12.49cm" svg:y1="10.06cm" svg:x2="12.49cm" svg:y2="8.68cm">
          <text:p/>
        </draw:line>
        <draw:line draw:style-name="gr14" draw:text-style-name="P10" draw:layer="layout" svg:x1="12.49cm" svg:y1="7.303cm" svg:x2="12.49cm" svg:y2="6.751cm">
          <text:p/>
        </draw:line>
        <draw:line draw:style-name="gr12" draw:text-style-name="P10" draw:layer="layout" svg:x1="12.49cm" svg:y1="15.579cm" svg:x2="12.49cm" svg:y2="14.199cm">
          <text:p/>
        </draw:line>
        <draw:line draw:style-name="gr12" draw:text-style-name="P10" draw:layer="layout" svg:x1="12.49cm" svg:y1="12.821cm" svg:x2="12.49cm" svg:y2="11.441cm">
          <text:p/>
        </draw:line>
        <draw:line draw:style-name="gr12" draw:text-style-name="P10" draw:layer="layout" svg:x1="15.247cm" svg:y1="10.06cm" svg:x2="15.247cm" svg:y2="8.68cm">
          <text:p/>
        </draw:line>
        <draw:line draw:style-name="gr14" draw:text-style-name="P10" draw:layer="layout" svg:x1="15.247cm" svg:y1="7.303cm" svg:x2="15.247cm" svg:y2="6.751cm">
          <text:p/>
        </draw:line>
        <draw:line draw:style-name="gr12" draw:text-style-name="P10" draw:layer="layout" svg:x1="15.247cm" svg:y1="15.579cm" svg:x2="15.247cm" svg:y2="14.199cm">
          <text:p/>
        </draw:line>
        <draw:line draw:style-name="gr12" draw:text-style-name="P10" draw:layer="layout" svg:x1="15.247cm" svg:y1="12.821cm" svg:x2="15.247cm" svg:y2="11.441cm">
          <text:p/>
        </draw:line>
        <draw:line draw:style-name="gr12" draw:text-style-name="P10" draw:layer="layout" svg:x1="18.007cm" svg:y1="10.06cm" svg:x2="18.007cm" svg:y2="8.68cm">
          <text:p/>
        </draw:line>
        <draw:line draw:style-name="gr14" draw:text-style-name="P10" draw:layer="layout" svg:x1="18.007cm" svg:y1="7.303cm" svg:x2="18.007cm" svg:y2="6.751cm">
          <text:p/>
        </draw:line>
        <draw:line draw:style-name="gr12" draw:text-style-name="P10" draw:layer="layout" svg:x1="18.007cm" svg:y1="15.579cm" svg:x2="18.007cm" svg:y2="14.199cm">
          <text:p/>
        </draw:line>
        <draw:line draw:style-name="gr12" draw:text-style-name="P10" draw:layer="layout" svg:x1="18.007cm" svg:y1="12.821cm" svg:x2="18.007cm" svg:y2="11.441cm">
          <text:p/>
        </draw:line>
        <draw:line draw:style-name="gr15" draw:text-style-name="P10" draw:layer="layout" svg:x1="10.421cm" svg:y1="16.268cm" svg:x2="11.801cm" svg:y2="16.268cm">
          <text:p/>
        </draw:line>
        <draw:line draw:style-name="gr12" draw:text-style-name="P10" draw:layer="layout" svg:x1="10.421cm" svg:y1="13.51cm" svg:x2="11.801cm" svg:y2="13.51cm">
          <text:p/>
        </draw:line>
        <draw:line draw:style-name="gr12" draw:text-style-name="P10" draw:layer="layout" svg:x1="10.421cm" svg:y1="10.752cm" svg:x2="11.801cm" svg:y2="10.752cm">
          <text:p/>
        </draw:line>
        <draw:line draw:style-name="gr12" draw:text-style-name="P10" draw:layer="layout" svg:x1="10.421cm" svg:y1="7.992cm" svg:x2="11.801cm" svg:y2="7.992cm">
          <text:p/>
        </draw:line>
        <draw:line draw:style-name="gr15" draw:text-style-name="P10" draw:layer="layout" svg:x1="13.179cm" svg:y1="16.268cm" svg:x2="14.559cm" svg:y2="16.268cm">
          <text:p/>
        </draw:line>
        <draw:line draw:style-name="gr12" draw:text-style-name="P10" draw:layer="layout" svg:x1="13.179cm" svg:y1="13.51cm" svg:x2="14.559cm" svg:y2="13.51cm">
          <text:p/>
        </draw:line>
        <draw:line draw:style-name="gr12" draw:text-style-name="P10" draw:layer="layout" svg:x1="13.179cm" svg:y1="10.752cm" svg:x2="14.559cm" svg:y2="10.752cm">
          <text:p/>
        </draw:line>
        <draw:line draw:style-name="gr12" draw:text-style-name="P10" draw:layer="layout" svg:x1="13.179cm" svg:y1="7.992cm" svg:x2="14.559cm" svg:y2="7.992cm">
          <text:p/>
        </draw:line>
        <draw:line draw:style-name="gr15" draw:text-style-name="P10" draw:layer="layout" svg:x1="15.938cm" svg:y1="16.268cm" svg:x2="17.318cm" svg:y2="16.268cm">
          <text:p/>
        </draw:line>
        <draw:line draw:style-name="gr12" draw:text-style-name="P10" draw:layer="layout" svg:x1="15.938cm" svg:y1="13.51cm" svg:x2="17.318cm" svg:y2="13.51cm">
          <text:p/>
        </draw:line>
        <draw:line draw:style-name="gr12" draw:text-style-name="P10" draw:layer="layout" svg:x1="15.938cm" svg:y1="10.752cm" svg:x2="17.318cm" svg:y2="10.752cm">
          <text:p/>
        </draw:line>
        <draw:line draw:style-name="gr12" draw:text-style-name="P10" draw:layer="layout" svg:x1="15.938cm" svg:y1="7.992cm" svg:x2="17.318cm" svg:y2="7.992cm">
          <text:p/>
        </draw:line>
        <draw:line draw:style-name="gr12" draw:text-style-name="P10" draw:layer="layout" svg:x1="8.353cm" svg:y1="7.992cm" svg:x2="9.042cm" svg:y2="7.992cm">
          <text:p/>
        </draw:line>
        <draw:line draw:style-name="gr12" draw:text-style-name="P10" draw:layer="layout" svg:x1="18.007cm" svg:y1="17.648cm" svg:x2="18.007cm" svg:y2="16.959cm">
          <text:p/>
        </draw:line>
        <draw:line draw:style-name="gr14" draw:text-style-name="P10" draw:layer="layout" svg:x1="19.248cm" svg:y1="7.992cm" svg:x2="18.696cm" svg:y2="7.992cm">
          <text:p/>
        </draw:line>
        <draw:line draw:style-name="gr14" draw:text-style-name="P10" draw:layer="layout" svg:x1="19.248cm" svg:y1="10.752cm" svg:x2="18.696cm" svg:y2="10.752cm">
          <text:p/>
        </draw:line>
        <draw:line draw:style-name="gr14" draw:text-style-name="P10" draw:layer="layout" svg:x1="19.248cm" svg:y1="13.51cm" svg:x2="18.696cm" svg:y2="13.51cm">
          <text:p/>
        </draw:line>
        <draw:line draw:style-name="gr14" draw:text-style-name="P10" draw:layer="layout" svg:x1="19.248cm" svg:y1="16.268cm" svg:x2="18.696cm" svg:y2="16.268cm">
          <text:p/>
        </draw:line>
        <draw:line draw:style-name="gr12" draw:text-style-name="P10" draw:layer="layout" svg:x1="15.247cm" svg:y1="17.648cm" svg:x2="15.247cm" svg:y2="16.959cm">
          <text:p/>
        </draw:line>
        <draw:line draw:style-name="gr12" draw:text-style-name="P10" draw:layer="layout" svg:x1="12.49cm" svg:y1="17.648cm" svg:x2="12.49cm" svg:y2="16.959cm">
          <text:p/>
        </draw:line>
        <draw:line draw:style-name="gr12" draw:text-style-name="P10" draw:layer="layout" svg:x1="9.733cm" svg:y1="17.648cm" svg:x2="9.733cm" svg:y2="16.959cm">
          <text:p/>
        </draw:line>
        <draw:line draw:style-name="gr12" draw:text-style-name="P10" draw:layer="layout" svg:x1="8.353cm" svg:y1="10.752cm" svg:x2="9.042cm" svg:y2="10.752cm">
          <text:p/>
        </draw:line>
        <draw:line draw:style-name="gr12" draw:text-style-name="P10" draw:layer="layout" svg:x1="8.353cm" svg:y1="13.51cm" svg:x2="9.042cm" svg:y2="13.51cm">
          <text:p/>
        </draw:line>
        <draw:line draw:style-name="gr12" draw:text-style-name="P10" draw:layer="layout" svg:x1="8.353cm" svg:y1="16.268cm" svg:x2="9.042cm" svg:y2="16.268cm">
          <text:p/>
        </draw:line>
        <draw:line draw:style-name="gr16" draw:text-style-name="P10" draw:layer="layout" svg:x1="16.214cm" svg:y1="17.648cm" svg:x2="16.214cm" svg:y2="6.751cm">
          <text:p/>
        </draw:line>
        <draw:path draw:style-name="gr17" draw:text-style-name="P10" draw:layer="layout" svg:width="1.33cm" svg:height="0.9cm" draw:transform="skewX (0.828856861772107) rotate (1.20200825584849) translate (15.2483448973236cm 6.75029280552224cm)" svg:viewBox="0 0 1331 901" svg:d="m0 0c1333 3 1331 901 1331 901">
          <text:p/>
        </draw:path>
        <draw:path draw:style-name="gr17" draw:text-style-name="P10" draw:layer="layout" svg:width="1.324cm" svg:height="0.899cm" draw:transform="skewX (-0.825366203268118) rotate (1.94150425991849) translate (15.72818762054cm 18.8827586538191cm)" svg:viewBox="0 0 1325 900" svg:d="m1325 0c-1333 1-1325 900-1325 900">
          <text:p/>
        </draw:path>
        <draw:line draw:style-name="gr16" draw:text-style-name="P10" draw:layer="layout" svg:x1="18.972cm" svg:y1="17.648cm" svg:x2="18.972cm" svg:y2="6.751cm">
          <text:p/>
        </draw:line>
        <draw:path draw:style-name="gr17" draw:text-style-name="P10" draw:layer="layout" svg:width="1.326cm" svg:height="0.899cm" draw:transform="skewX (0.827111532520113) rotate (1.2002629265965) translate (18.0066208026398cm 6.75029280513902cm)" svg:viewBox="0 0 1327 900" svg:d="m0 0c1331 1 1327 900 1327 900">
          <text:p/>
        </draw:path>
        <draw:path draw:style-name="gr17" draw:text-style-name="P10" draw:layer="layout" svg:width="1.328cm" svg:height="0.899cm" draw:transform="skewX (-0.827809664220911) rotate (1.94272599039489) translate (18.489940216276cm 18.8872214317629cm)" svg:viewBox="0 0 1329 900" svg:d="m1329 0c-1331-1-1329 900-1329 900">
          <text:p/>
        </draw:path>
        <draw:line draw:style-name="gr16" draw:text-style-name="P10" draw:layer="layout" svg:x1="13.455cm" svg:y1="17.648cm" svg:x2="13.455cm" svg:y2="6.751cm">
          <text:p/>
        </draw:line>
        <draw:path draw:style-name="gr17" draw:text-style-name="P10" draw:layer="layout" svg:width="1.32cm" svg:height="0.899cm" draw:transform="skewX (0.822748209390127) rotate (1.1988666631949) translate (12.4900685055352cm 6.75029157331633cm)" svg:viewBox="0 0 1321 900" svg:d="m0 0c1329-1 1321 900 1321 900">
          <text:p/>
        </draw:path>
        <draw:path draw:style-name="gr17" draw:text-style-name="P10" draw:layer="layout" svg:width="1.322cm" svg:height="0.899cm" draw:transform="skewX (-0.824493538642121) rotate (1.94080612821769) translate (12.9683014069396cm 18.8811650873952cm)" svg:viewBox="0 0 1323 900" svg:d="m1323 0c-1334 2-1323 900-1323 900">
          <text:p/>
        </draw:path>
        <draw:line draw:style-name="gr16" draw:text-style-name="P10" draw:layer="layout" svg:x1="10.697cm" svg:y1="17.648cm" svg:x2="10.697cm" svg:y2="6.751cm">
          <text:p/>
        </draw:line>
        <draw:path draw:style-name="gr17" draw:text-style-name="P10" draw:layer="layout" svg:width="1.327cm" svg:height="0.899cm" draw:transform="skewX (0.827111532520113) rotate (1.1993902619705) translate (9.73179303404129cm 6.75029266916153cm)" svg:viewBox="0 0 1328 900" svg:d="m0 0c1329 0 1328 900 1328 900">
          <text:p/>
        </draw:path>
        <draw:path draw:style-name="gr17" draw:text-style-name="P10" draw:layer="layout" svg:width="1.332cm" svg:height="0.899cm" draw:transform="skewX (-0.829554993472905) rotate (1.94272599039489) translate (10.2163617574457cm 18.890423957773cm)" svg:viewBox="0 0 1333 900" svg:d="m1333 0c-1331-1-1333 900-1333 900">
          <text:p/>
        </draw:path>
        <draw:line draw:style-name="gr16" draw:text-style-name="P10" draw:layer="layout" svg:x1="19.248cm" svg:y1="7.027cm" svg:x2="8.353cm" svg:y2="7.027cm">
          <text:p/>
        </draw:line>
        <draw:path draw:style-name="gr17" draw:text-style-name="P10" draw:layer="layout" svg:width="1.327cm" svg:height="0.897cm" draw:transform="skewX (0.826587933744514) rotate (2.7687903253638) translate (8.35265289156515cm 7.99182832275087cm)" svg:viewBox="0 0 1328 898" svg:d="m0 0c1329-3 1328 898 1328 898">
          <text:p/>
        </draw:path>
        <draw:path draw:style-name="gr17" draw:text-style-name="P10" draw:layer="layout" svg:width="1.329cm" svg:height="0.899cm" draw:transform="skewX (-0.828158730071309) rotate (-2.771582852167) translate (20.4878089633916cm 7.51087789487331cm)" svg:viewBox="0 0 1330 900" svg:d="m1330 0c-1332 3-1330 900-1330 900">
          <text:p/>
        </draw:path>
        <draw:line draw:style-name="gr16" draw:text-style-name="P10" draw:layer="layout" svg:x1="19.248cm" svg:y1="9.785cm" svg:x2="8.353cm" svg:y2="9.785cm">
          <text:p/>
        </draw:line>
        <draw:path draw:style-name="gr17" draw:text-style-name="P10" draw:layer="layout" svg:width="1.332cm" svg:height="0.9cm" draw:transform="skewX (0.830427658098902) rotate (2.77385178019459) translate (8.35265512373982cm 10.7507930094324cm)" svg:viewBox="0 0 1333 901" svg:d="m0 0c1335 6 1333 901 1333 901">
          <text:p/>
        </draw:path>
        <draw:path draw:style-name="gr17" draw:text-style-name="P10" draw:layer="layout" svg:width="1.327cm" svg:height="0.897cm" draw:transform="skewX (-0.826238867894115) rotate (-2.76809219366301) translate (20.4843018109011cm 10.2662361884988cm)" svg:viewBox="0 0 1328 898" svg:d="m1328 0c-1328-4-1328 898-1328 898">
          <text:p/>
        </draw:path>
        <draw:line draw:style-name="gr16" draw:text-style-name="P10" draw:layer="layout" svg:x1="19.248cm" svg:y1="12.545cm" svg:x2="8.353cm" svg:y2="12.545cm">
          <text:p/>
        </draw:line>
        <draw:path draw:style-name="gr17" draw:text-style-name="P10" draw:layer="layout" svg:width="1.327cm" svg:height="0.897cm" draw:transform="skewX (0.826238867894115) rotate (2.76809219366301) translate (8.35264543337062cm 13.5097623409856cm)" svg:viewBox="0 0 1328 898" svg:d="m0 0c1328-4 1328 898 1328 898">
          <text:p/>
        </draw:path>
        <draw:path draw:style-name="gr17" draw:text-style-name="P10" draw:layer="layout" svg:width="1.33cm" svg:height="0.899cm" draw:transform="skewX (-0.828158730071309) rotate (-2.769837522915) translate (20.4878109835603cm 13.0263171894228cm)" svg:viewBox="0 0 1331 900" svg:d="m1331 0c-1330 0-1331 900-1331 900">
          <text:p/>
        </draw:path>
        <draw:line draw:style-name="gr16" draw:text-style-name="P10" draw:layer="layout" svg:x1="19.248cm" svg:y1="15.303cm" svg:x2="8.353cm" svg:y2="15.303cm">
          <text:p/>
        </draw:line>
        <draw:path draw:style-name="gr17" draw:text-style-name="P10" draw:layer="layout" svg:width="1.33cm" svg:height="0.899cm" draw:transform="skewX (0.829031394697307) rotate (2.77228098386779) translate (8.35265512373982cm 16.2687241301329cm)" svg:viewBox="0 0 1331 900" svg:d="m0 0c1333 3 1331 900 1331 900">
          <text:p/>
        </draw:path>
        <draw:path draw:style-name="gr17" draw:text-style-name="P10" draw:layer="layout" svg:width="1.326cm" svg:height="0.899cm" draw:transform="skewX (-0.826064334968916) rotate (-2.769837522915) translate (20.4839814626154cm 15.7867758175987cm)" svg:viewBox="0 0 1327 900" svg:d="m1327 0c-1330 0-1327 900-1327 900">
          <text:p/>
        </draw:path>
        <draw:frame draw:style-name="gr25" draw:layer="layout" svg:width="6.4cm" svg:height="3.6cm" svg:x="1.4cm" svg:y="6.4cm">
          <draw:text-box>
            <text:p>Most other anonymous networks use a “meshnet” structure</text:p>
          </draw:text-box>
        </draw:frame>
        <draw:frame draw:style-name="gr25" draw:layer="layout" svg:width="6.4cm" svg:height="3.6cm" svg:x="1.4cm" svg:y="14cm">
          <draw:text-box>
            <text:p>Meshnets can reveal information about the location of a peer</text:p>
          </draw:text-box>
        </draw:frame>
        <draw:frame draw:style-name="gr25" draw:layer="layout" svg:width="6.4cm" svg:height="3.6cm" svg:x="20.8cm" svg:y="6cm">
          <draw:text-box>
            <text:p>By arranging the nodes in this way, all location information is removed</text:p>
          </draw:text-box>
        </draw:frame>
        <draw:frame draw:style-name="gr25" draw:layer="layout" svg:width="6.4cm" svg:height="3.6cm" svg:x="20.6cm" svg:y="10.4cm">
          <draw:text-box>
            <text:p>Messages have multiple routes from each sender to each destination</text:p>
          </draw:text-box>
        </draw:frame>
        <draw:frame draw:style-name="gr26" draw:layer="layout" svg:width="6.6cm" svg:height="2.6cm" svg:x="20.6cm" svg:y="15cm">
          <draw:text-box>
            <text:p>Responses must take a different path to return to the sender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19">
        <draw:frame presentation:style-name="pr7" draw:text-style-name="P4" draw:layer="layout" svg:width="25.199cm" svg:height="3.506cm" svg:x="1.4cm" svg:y="0.837cm" presentation:class="title">
          <draw:text-box>
            <text:p><text:span text:style-name="T3">Network Resizing</text:span></text:p>
          </draw:text-box>
        </draw:frame>
        <draw:line draw:style-name="gr27" draw:text-style-name="P10" draw:layer="layout" svg:x1="7.11cm" svg:y1="10.604cm" svg:x2="8.092cm" svg:y2="10.604cm">
          <text:p/>
        </draw:line>
        <draw:custom-shape draw:style-name="gr28" draw:text-style-name="P12" draw:layer="layout" svg:width="1.006cm" svg:height="1.004cm" svg:x="6.078cm" svg:y="10.102cm">
          <text:p text:style-name="P7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006cm" svg:height="1.004cm" svg:x="6.078cm" svg:y="12.11cm">
          <text:p text:style-name="P7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006cm" svg:height="1.004cm" svg:x="8.09cm" svg:y="10.102cm">
          <text:p text:style-name="P7"><text:span text:style-name="T8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006cm" svg:height="1.004cm" svg:x="8.09cm" svg:y="12.11cm">
          <text:p text:style-name="P7"><text:span text:style-name="T8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0" draw:layer="layout" svg:x1="5.6cm" svg:y1="10.604cm" svg:x2="6.078cm" svg:y2="10.604cm">
          <text:p/>
        </draw:line>
        <draw:line draw:style-name="gr29" draw:text-style-name="P10" draw:layer="layout" svg:x1="9.122cm" svg:y1="10.604cm" svg:x2="9.6cm" svg:y2="10.604cm">
          <text:p/>
        </draw:line>
        <draw:line draw:style-name="gr27" draw:text-style-name="P10" draw:layer="layout" svg:x1="7.11cm" svg:y1="12.612cm" svg:x2="8.092cm" svg:y2="12.612cm">
          <text:p/>
        </draw:line>
        <draw:line draw:style-name="gr27" draw:text-style-name="P10" draw:layer="layout" svg:x1="5.6cm" svg:y1="12.612cm" svg:x2="6.078cm" svg:y2="12.612cm">
          <text:p/>
        </draw:line>
        <draw:line draw:style-name="gr29" draw:text-style-name="P10" draw:layer="layout" svg:x1="9.122cm" svg:y1="12.612cm" svg:x2="9.6cm" svg:y2="12.612cm">
          <text:p/>
        </draw:line>
        <draw:line draw:style-name="gr27" draw:text-style-name="P10" draw:layer="layout" svg:x1="6.582cm" svg:y1="12.092cm" svg:x2="6.582cm" svg:y2="11.11cm">
          <text:p/>
        </draw:line>
        <draw:line draw:style-name="gr27" draw:text-style-name="P10" draw:layer="layout" svg:x1="6.582cm" svg:y1="13.6cm" svg:x2="6.582cm" svg:y2="13.122cm">
          <text:p/>
        </draw:line>
        <draw:line draw:style-name="gr29" draw:text-style-name="P10" draw:layer="layout" svg:x1="6.582cm" svg:y1="10.078cm" svg:x2="6.582cm" svg:y2="9.6cm">
          <text:p/>
        </draw:line>
        <draw:line draw:style-name="gr27" draw:text-style-name="P10" draw:layer="layout" svg:x1="8.594cm" svg:y1="12.092cm" svg:x2="8.594cm" svg:y2="11.11cm">
          <text:p/>
        </draw:line>
        <draw:line draw:style-name="gr27" draw:text-style-name="P10" draw:layer="layout" svg:x1="8.594cm" svg:y1="13.6cm" svg:x2="8.594cm" svg:y2="13.122cm">
          <text:p/>
        </draw:line>
        <draw:line draw:style-name="gr29" draw:text-style-name="P10" draw:layer="layout" svg:x1="8.594cm" svg:y1="10.078cm" svg:x2="8.594cm" svg:y2="9.6cm">
          <text:p/>
        </draw:line>
        <draw:line draw:style-name="gr27" draw:text-style-name="P10" draw:layer="layout" svg:x1="16.31cm" svg:y1="12.604cm" svg:x2="17.292cm" svg:y2="12.604cm">
          <text:p/>
        </draw:line>
        <draw:custom-shape draw:style-name="gr28" draw:text-style-name="P12" draw:layer="layout" svg:width="1.006cm" svg:height="1.004cm" svg:x="15.278cm" svg:y="12.102cm">
          <text:p text:style-name="P7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006cm" svg:height="1.004cm" svg:x="15.278cm" svg:y="14.11cm">
          <text:p text:style-name="P7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006cm" svg:height="1.004cm" svg:x="17.29cm" svg:y="12.102cm">
          <text:p text:style-name="P7"><text:span text:style-name="T8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006cm" svg:height="1.004cm" svg:x="17.29cm" svg:y="14.11cm">
          <text:p text:style-name="P7"><text:span text:style-name="T8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0" draw:layer="layout" svg:x1="14.8cm" svg:y1="12.604cm" svg:x2="15.278cm" svg:y2="12.604cm">
          <text:p/>
        </draw:line>
        <draw:line draw:style-name="gr29" draw:text-style-name="P10" draw:layer="layout" svg:x1="18.322cm" svg:y1="12.604cm" svg:x2="18.8cm" svg:y2="12.604cm">
          <text:p/>
        </draw:line>
        <draw:line draw:style-name="gr27" draw:text-style-name="P10" draw:layer="layout" svg:x1="16.31cm" svg:y1="14.612cm" svg:x2="17.292cm" svg:y2="14.612cm">
          <text:p/>
        </draw:line>
        <draw:line draw:style-name="gr27" draw:text-style-name="P10" draw:layer="layout" svg:x1="14.8cm" svg:y1="14.612cm" svg:x2="15.278cm" svg:y2="14.612cm">
          <text:p/>
        </draw:line>
        <draw:line draw:style-name="gr29" draw:text-style-name="P10" draw:layer="layout" svg:x1="18.322cm" svg:y1="14.612cm" svg:x2="18.8cm" svg:y2="14.612cm">
          <text:p/>
        </draw:line>
        <draw:line draw:style-name="gr27" draw:text-style-name="P10" draw:layer="layout" svg:x1="15.782cm" svg:y1="14.092cm" svg:x2="15.782cm" svg:y2="13.11cm">
          <text:p/>
        </draw:line>
        <draw:line draw:style-name="gr27" draw:text-style-name="P10" draw:layer="layout" svg:x1="15.782cm" svg:y1="15.6cm" svg:x2="15.782cm" svg:y2="15.122cm">
          <text:p/>
        </draw:line>
        <draw:line draw:style-name="gr29" draw:text-style-name="P10" draw:layer="layout" svg:x1="15.782cm" svg:y1="12.078cm" svg:x2="15.782cm" svg:y2="11.6cm">
          <text:p/>
        </draw:line>
        <draw:line draw:style-name="gr27" draw:text-style-name="P10" draw:layer="layout" svg:x1="17.794cm" svg:y1="14.092cm" svg:x2="17.794cm" svg:y2="13.11cm">
          <text:p/>
        </draw:line>
        <draw:line draw:style-name="gr27" draw:text-style-name="P10" draw:layer="layout" svg:x1="17.794cm" svg:y1="15.6cm" svg:x2="17.794cm" svg:y2="15.122cm">
          <text:p/>
        </draw:line>
        <draw:line draw:style-name="gr29" draw:text-style-name="P10" draw:layer="layout" svg:x1="17.794cm" svg:y1="12.078cm" svg:x2="17.794cm" svg:y2="11.6cm">
          <text:p/>
        </draw:line>
        <draw:line draw:style-name="gr30" draw:text-style-name="P10" draw:layer="layout" svg:x1="16.31cm" svg:y1="8.604cm" svg:x2="17.292cm" svg:y2="8.604cm">
          <text:p/>
        </draw:line>
        <draw:custom-shape draw:style-name="gr31" draw:text-style-name="P13" draw:layer="layout" svg:width="1.006cm" svg:height="1.004cm" svg:x="15.278cm" svg:y="8.102cm">
          <text:p text:style-name="P7"><text:span text:style-name="T9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15.278cm" svg:y="10.11cm">
          <text:p text:style-name="P7"><text:span text:style-name="T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17.29cm" svg:y="8.102cm">
          <text:p text:style-name="P7"><text:span text:style-name="T9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17.29cm" svg:y="10.11cm">
          <text:p text:style-name="P7"><text:span text:style-name="T9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0" draw:layer="layout" svg:x1="14.8cm" svg:y1="8.604cm" svg:x2="15.278cm" svg:y2="8.604cm">
          <text:p/>
        </draw:line>
        <draw:line draw:style-name="gr32" draw:text-style-name="P10" draw:layer="layout" svg:x1="18.322cm" svg:y1="8.604cm" svg:x2="18.8cm" svg:y2="8.604cm">
          <text:p/>
        </draw:line>
        <draw:line draw:style-name="gr30" draw:text-style-name="P10" draw:layer="layout" svg:x1="16.31cm" svg:y1="10.612cm" svg:x2="17.292cm" svg:y2="10.612cm">
          <text:p/>
        </draw:line>
        <draw:line draw:style-name="gr30" draw:text-style-name="P10" draw:layer="layout" svg:x1="14.8cm" svg:y1="10.612cm" svg:x2="15.278cm" svg:y2="10.612cm">
          <text:p/>
        </draw:line>
        <draw:line draw:style-name="gr32" draw:text-style-name="P10" draw:layer="layout" svg:x1="18.322cm" svg:y1="10.612cm" svg:x2="18.8cm" svg:y2="10.612cm">
          <text:p/>
        </draw:line>
        <draw:line draw:style-name="gr30" draw:text-style-name="P10" draw:layer="layout" svg:x1="15.782cm" svg:y1="10.092cm" svg:x2="15.782cm" svg:y2="9.11cm">
          <text:p/>
        </draw:line>
        <draw:line draw:style-name="gr30" draw:text-style-name="P10" draw:layer="layout" svg:x1="15.782cm" svg:y1="11.6cm" svg:x2="15.782cm" svg:y2="11.122cm">
          <text:p/>
        </draw:line>
        <draw:line draw:style-name="gr32" draw:text-style-name="P10" draw:layer="layout" svg:x1="15.782cm" svg:y1="8.078cm" svg:x2="15.782cm" svg:y2="7.6cm">
          <text:p/>
        </draw:line>
        <draw:line draw:style-name="gr30" draw:text-style-name="P10" draw:layer="layout" svg:x1="17.794cm" svg:y1="10.092cm" svg:x2="17.794cm" svg:y2="9.11cm">
          <text:p/>
        </draw:line>
        <draw:line draw:style-name="gr30" draw:text-style-name="P10" draw:layer="layout" svg:x1="17.794cm" svg:y1="11.6cm" svg:x2="17.794cm" svg:y2="11.122cm">
          <text:p/>
        </draw:line>
        <draw:line draw:style-name="gr32" draw:text-style-name="P10" draw:layer="layout" svg:x1="17.794cm" svg:y1="8.078cm" svg:x2="17.794cm" svg:y2="7.6cm">
          <text:p/>
        </draw:line>
        <draw:line draw:style-name="gr30" draw:text-style-name="P10" draw:layer="layout" svg:x1="20.31cm" svg:y1="8.604cm" svg:x2="21.292cm" svg:y2="8.604cm">
          <text:p/>
        </draw:line>
        <draw:custom-shape draw:style-name="gr31" draw:text-style-name="P13" draw:layer="layout" svg:width="1.006cm" svg:height="1.004cm" svg:x="19.278cm" svg:y="8.102cm">
          <text:p text:style-name="P7"><text:span text:style-name="T9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19.278cm" svg:y="10.11cm">
          <text:p text:style-name="P7"><text:span text:style-name="T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21.29cm" svg:y="8.102cm">
          <text:p text:style-name="P7"><text:span text:style-name="T9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21.29cm" svg:y="10.11cm">
          <text:p text:style-name="P7"><text:span text:style-name="T9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0" draw:layer="layout" svg:x1="18.8cm" svg:y1="8.604cm" svg:x2="19.278cm" svg:y2="8.604cm">
          <text:p/>
        </draw:line>
        <draw:line draw:style-name="gr32" draw:text-style-name="P10" draw:layer="layout" svg:x1="22.322cm" svg:y1="8.604cm" svg:x2="22.8cm" svg:y2="8.604cm">
          <text:p/>
        </draw:line>
        <draw:line draw:style-name="gr30" draw:text-style-name="P10" draw:layer="layout" svg:x1="20.31cm" svg:y1="10.612cm" svg:x2="21.292cm" svg:y2="10.612cm">
          <text:p/>
        </draw:line>
        <draw:line draw:style-name="gr30" draw:text-style-name="P10" draw:layer="layout" svg:x1="18.8cm" svg:y1="10.612cm" svg:x2="19.278cm" svg:y2="10.612cm">
          <text:p/>
        </draw:line>
        <draw:line draw:style-name="gr32" draw:text-style-name="P10" draw:layer="layout" svg:x1="22.322cm" svg:y1="10.612cm" svg:x2="22.8cm" svg:y2="10.612cm">
          <text:p/>
        </draw:line>
        <draw:line draw:style-name="gr30" draw:text-style-name="P10" draw:layer="layout" svg:x1="19.782cm" svg:y1="10.092cm" svg:x2="19.782cm" svg:y2="9.11cm">
          <text:p/>
        </draw:line>
        <draw:line draw:style-name="gr30" draw:text-style-name="P10" draw:layer="layout" svg:x1="19.782cm" svg:y1="11.6cm" svg:x2="19.782cm" svg:y2="11.122cm">
          <text:p/>
        </draw:line>
        <draw:line draw:style-name="gr32" draw:text-style-name="P10" draw:layer="layout" svg:x1="19.782cm" svg:y1="8.078cm" svg:x2="19.782cm" svg:y2="7.6cm">
          <text:p/>
        </draw:line>
        <draw:line draw:style-name="gr30" draw:text-style-name="P10" draw:layer="layout" svg:x1="21.794cm" svg:y1="10.092cm" svg:x2="21.794cm" svg:y2="9.11cm">
          <text:p/>
        </draw:line>
        <draw:line draw:style-name="gr30" draw:text-style-name="P10" draw:layer="layout" svg:x1="21.794cm" svg:y1="11.6cm" svg:x2="21.794cm" svg:y2="11.122cm">
          <text:p/>
        </draw:line>
        <draw:line draw:style-name="gr32" draw:text-style-name="P10" draw:layer="layout" svg:x1="21.794cm" svg:y1="8.078cm" svg:x2="21.794cm" svg:y2="7.6cm">
          <text:p/>
        </draw:line>
        <draw:line draw:style-name="gr30" draw:text-style-name="P10" draw:layer="layout" svg:x1="20.31cm" svg:y1="12.604cm" svg:x2="21.292cm" svg:y2="12.604cm">
          <text:p/>
        </draw:line>
        <draw:custom-shape draw:style-name="gr31" draw:text-style-name="P13" draw:layer="layout" svg:width="1.006cm" svg:height="1.004cm" svg:x="19.278cm" svg:y="12.102cm">
          <text:p text:style-name="P7"><text:span text:style-name="T9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19.278cm" svg:y="14.11cm">
          <text:p text:style-name="P7"><text:span text:style-name="T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21.29cm" svg:y="12.102cm">
          <text:p text:style-name="P7"><text:span text:style-name="T9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1.006cm" svg:height="1.004cm" svg:x="21.29cm" svg:y="14.11cm">
          <text:p text:style-name="P7"><text:span text:style-name="T9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0" draw:layer="layout" svg:x1="18.8cm" svg:y1="12.604cm" svg:x2="19.278cm" svg:y2="12.604cm">
          <text:p/>
        </draw:line>
        <draw:line draw:style-name="gr32" draw:text-style-name="P10" draw:layer="layout" svg:x1="22.322cm" svg:y1="12.604cm" svg:x2="22.8cm" svg:y2="12.604cm">
          <text:p/>
        </draw:line>
        <draw:line draw:style-name="gr30" draw:text-style-name="P10" draw:layer="layout" svg:x1="20.31cm" svg:y1="14.612cm" svg:x2="21.292cm" svg:y2="14.612cm">
          <text:p/>
        </draw:line>
        <draw:line draw:style-name="gr30" draw:text-style-name="P10" draw:layer="layout" svg:x1="18.8cm" svg:y1="14.612cm" svg:x2="19.278cm" svg:y2="14.612cm">
          <text:p/>
        </draw:line>
        <draw:line draw:style-name="gr32" draw:text-style-name="P10" draw:layer="layout" svg:x1="22.322cm" svg:y1="14.612cm" svg:x2="22.8cm" svg:y2="14.612cm">
          <text:p/>
        </draw:line>
        <draw:line draw:style-name="gr30" draw:text-style-name="P10" draw:layer="layout" svg:x1="19.782cm" svg:y1="14.092cm" svg:x2="19.782cm" svg:y2="13.11cm">
          <text:p/>
        </draw:line>
        <draw:line draw:style-name="gr30" draw:text-style-name="P10" draw:layer="layout" svg:x1="19.782cm" svg:y1="15.6cm" svg:x2="19.782cm" svg:y2="15.122cm">
          <text:p/>
        </draw:line>
        <draw:line draw:style-name="gr32" draw:text-style-name="P10" draw:layer="layout" svg:x1="19.782cm" svg:y1="12.078cm" svg:x2="19.782cm" svg:y2="11.6cm">
          <text:p/>
        </draw:line>
        <draw:line draw:style-name="gr30" draw:text-style-name="P10" draw:layer="layout" svg:x1="21.794cm" svg:y1="14.092cm" svg:x2="21.794cm" svg:y2="13.11cm">
          <text:p/>
        </draw:line>
        <draw:line draw:style-name="gr30" draw:text-style-name="P10" draw:layer="layout" svg:x1="21.794cm" svg:y1="15.6cm" svg:x2="21.794cm" svg:y2="15.122cm">
          <text:p/>
        </draw:line>
        <draw:line draw:style-name="gr32" draw:text-style-name="P10" draw:layer="layout" svg:x1="21.794cm" svg:y1="12.078cm" svg:x2="21.794cm" svg:y2="11.6cm">
          <text:p/>
        </draw:line>
        <draw:custom-shape draw:style-name="gr33" draw:text-style-name="P7" draw:layer="layout" svg:width="2.6cm" svg:height="1.2cm" svg:x="11cm" svg:y="9.6cm">
          <text:p/>
          <draw:enhanced-geometry svg:viewBox="0 0 21600 21600" draw:text-areas="0 ?f0 ?f5 ?f2" draw:type="right-arrow" draw:modifiers="16220.7532667179 7691.181364392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3.457cm" svg:height="0.962cm" svg:x="10.543cm" svg:y="8.638cm">
          <draw:text-box>
            <text:p>Expansion</text:p>
          </draw:text-box>
        </draw:frame>
        <draw:custom-shape draw:style-name="gr33" draw:text-style-name="P7" draw:layer="layout" svg:width="2.6cm" svg:height="1.2cm" draw:transform="rotate (-3.14159265358979) translate (13.6cm 13.4cm)">
          <text:p/>
          <draw:enhanced-geometry svg:viewBox="0 0 21600 21600" draw:text-areas="0 ?f0 ?f5 ?f2" draw:type="right-arrow" draw:modifiers="16220.7532667179 7691.181364392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3.741cm" svg:height="0.962cm" svg:x="10.543cm" svg:y="11.238cm">
          <draw:text-box>
            <text:p>Con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>
        <draw:custom-shape draw:style-name="gr3" draw:text-style-name="P7" draw:layer="layout" svg:width="0.8cm" svg:height="0.8cm" svg:x="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0.8cm" svg:height="0.8cm" svg:x="9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4.6cm" svg:y1="5.4cm" svg:x2="9.6cm" svg:y2="1.6cm">
          <text:p/>
        </draw:line>
        <draw:custom-shape draw:style-name="gr5" draw:text-style-name="P7" draw:layer="layout" svg:width="0.8cm" svg:height="0.8cm" svg:x="9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0.2cm" svg:y1="10.2cm" svg:x2="9.2cm" svg:y2="10.2cm">
          <text:p/>
        </draw:line>
        <draw:line draw:style-name="gr6" draw:text-style-name="P7" draw:layer="layout" svg:x1="14cm" svg:y1="11.192cm" svg:x2="14cm" svg:y2="20.4cm">
          <text:p/>
        </draw:line>
        <draw:line draw:style-name="gr4" draw:text-style-name="P7" draw:layer="layout" svg:x1="4.599cm" svg:y1="5.4cm" svg:x2="9.6cm" svg:y2="2.6cm">
          <text:p/>
        </draw:line>
        <draw:line draw:style-name="gr4" draw:text-style-name="P7" draw:layer="layout" svg:x1="4.599cm" svg:y1="5.4cm" svg:x2="9.6cm" svg:y2="3.6cm">
          <text:p/>
        </draw:line>
        <draw:line draw:style-name="gr4" draw:text-style-name="P7" draw:layer="layout" svg:x1="4.6cm" svg:y1="5.4cm" svg:x2="9.6cm" svg:y2="4.6cm">
          <text:p/>
        </draw:line>
        <draw:line draw:style-name="gr4" draw:text-style-name="P7" draw:layer="layout" svg:x1="4.6cm" svg:y1="5.4cm" svg:x2="9.6cm" svg:y2="5.6cm">
          <text:p/>
        </draw:line>
        <draw:custom-shape draw:style-name="gr5" draw:text-style-name="P7" draw:layer="layout" svg:width="0.8cm" svg:height="0.8cm" svg:x="9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9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4.599cm" svg:y1="5.399cm" svg:x2="9.6cm" svg:y2="6.6cm">
          <text:p/>
        </draw:line>
        <draw:line draw:style-name="gr4" draw:text-style-name="P7" draw:layer="layout" svg:x1="4.599cm" svg:y1="5.399cm" svg:x2="9.6cm" svg:y2="7.6cm">
          <text:p/>
        </draw:line>
        <draw:line draw:style-name="gr4" draw:text-style-name="P7" draw:layer="layout" svg:x1="4.599cm" svg:y1="5.399cm" svg:x2="9.6cm" svg:y2="8.6cm">
          <text:p/>
        </draw:line>
        <draw:frame draw:style-name="gr7" draw:text-style-name="P8" draw:layer="layout" svg:width="6cm" svg:height="1.195cm" svg:x="21.2cm" svg:y="0.805cm">
          <draw:text-box>
            <text:p><text:span text:style-name="T5">Shout Groups</text:span></text:p>
          </draw:text-box>
        </draw:frame>
        <draw:frame draw:style-name="gr1" draw:text-style-name="P8" draw:layer="layout" svg:width="3.135cm" svg:height="1.195cm" svg:x="0.972cm" svg:y="0.883cm">
          <draw:text-box>
            <text:p><text:span text:style-name="T5">Shouts</text:span></text:p>
          </draw:text-box>
        </draw:frame>
        <draw:custom-shape draw:style-name="gr3" draw:text-style-name="P7" draw:layer="layout" svg:width="0.8cm" svg:height="0.8cm" svg:x="17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" draw:id="id7" draw:layer="layout" svg:width="0.8cm" svg:height="0.8cm" svg:x="23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8.2cm" svg:y1="6.4cm" svg:x2="23.2cm" svg:y2="2.6cm">
          <text:p/>
        </draw:line>
        <draw:custom-shape draw:style-name="gr5" draw:text-style-name="P7" draw:layer="layout" svg:width="0.8cm" svg:height="0.8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8.199cm" svg:y1="6.4cm" svg:x2="23.2cm" svg:y2="3.6cm">
          <text:p/>
        </draw:line>
        <draw:line draw:style-name="gr4" draw:text-style-name="P7" draw:layer="layout" svg:x1="18.199cm" svg:y1="6.4cm" svg:x2="23.2cm" svg:y2="4.6cm">
          <text:p/>
        </draw:line>
        <draw:line draw:style-name="gr4" draw:text-style-name="P7" draw:layer="layout" svg:x1="18.2cm" svg:y1="6.4cm" svg:x2="23.2cm" svg:y2="5.6cm">
          <text:p/>
        </draw:line>
        <draw:line draw:style-name="gr4" draw:text-style-name="P7" draw:layer="layout" svg:x1="18.2cm" svg:y1="6.4cm" svg:x2="23.2cm" svg:y2="6.6cm">
          <text:p/>
        </draw:line>
        <draw:custom-shape draw:style-name="gr3" draw:text-style-name="P7" xml:id="id8" draw:id="id8" draw:layer="layout" svg:width="0.8cm" svg:height="0.8cm" svg:x="23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" draw:id="id9" draw:layer="layout" svg:width="0.8cm" svg:height="0.8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3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2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8.199cm" svg:y1="6.399cm" svg:x2="23.2cm" svg:y2="7.6cm">
          <text:p/>
        </draw:line>
        <draw:line draw:style-name="gr4" draw:text-style-name="P7" draw:layer="layout" svg:x1="18.199cm" svg:y1="6.399cm" svg:x2="23.2cm" svg:y2="8.6cm">
          <text:p/>
        </draw:line>
        <draw:line draw:style-name="gr4" draw:text-style-name="P7" draw:layer="layout" svg:x1="18.199cm" svg:y1="6.399cm" svg:x2="23.2cm" svg:y2="9.6cm">
          <text:p/>
        </draw:line>
        <draw:connector draw:style-name="gr8" draw:text-style-name="P7" draw:layer="layout" draw:type="curve" svg:x1="23.883cm" svg:y1="4.883cm" svg:x2="24cm" svg:y2="7.6cm" draw:start-shape="id7" draw:start-glue-point="9" draw:end-shape="id8" draw:end-glue-point="10" svg:d="m23883 4883c928 0 870 2717 117 2717" svg:viewBox="0 0 690 2718">
          <text:p/>
        </draw:connector>
        <draw:connector draw:style-name="gr8" draw:text-style-name="P7" draw:layer="layout" draw:type="curve" svg:x1="24cm" svg:y1="7.6cm" svg:x2="23.883cm" svg:y2="9.317cm" draw:start-shape="id8" draw:start-glue-point="10" draw:end-shape="id9" draw:end-glue-point="11" svg:d="m24000 7600c753 0 811 1717-117 1717" svg:viewBox="0 0 690 1718">
          <text:p/>
        </draw:connector>
        <draw:connector draw:style-name="gr8" draw:text-style-name="P7" draw:layer="layout" draw:type="curve" draw:line-skew="0.647cm" svg:x1="24cm" svg:y1="9.6cm" svg:x2="24cm" svg:y2="4.6cm" draw:start-shape="id9" draw:start-glue-point="10" draw:end-shape="id7" draw:end-glue-point="10" svg:d="m24000 9600c1723 0 1723-5000 0-5000" svg:viewBox="0 0 1293 5001">
          <text:p/>
        </draw:connector>
        <draw:frame draw:style-name="gr9" draw:text-style-name="P8" draw:layer="layout" svg:width="7.4cm" svg:height="1.4cm" svg:x="1.2cm" svg:y="18.8cm">
          <draw:text-box>
            <text:p><text:span text:style-name="T5">Public Key Hiding</text:span></text:p>
          </draw:text-box>
        </draw:frame>
        <draw:frame draw:style-name="gr10" draw:text-style-name="P8" draw:layer="layout" svg:width="7.28cm" svg:height="1.195cm" svg:x="20.2cm" svg:y="18.799cm">
          <draw:text-box>
            <text:p><text:span text:style-name="T5">Network Structure</text:span></text:p>
          </draw:text-box>
        </draw:frame>
        <draw:custom-shape draw:style-name="gr11" draw:text-style-name="P9" draw:layer="layout" svg:width="0.92cm" svg:height="0.918cm" svg:x="18.327cm" svg:y="11.535cm">
          <text:p text:style-name="P7"><text:span text:style-name="T6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18.788cm" svg:y1="13.373cm" svg:x2="18.788cm" svg:y2="12.453cm">
          <text:p/>
        </draw:line>
        <draw:custom-shape draw:style-name="gr11" draw:text-style-name="P9" draw:layer="layout" svg:width="0.919cm" svg:height="0.918cm" svg:x="20.167cm" svg:y="11.535cm">
          <text:p text:style-name="P7"><text:span text:style-name="T6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18.327cm" svg:y="13.373cm">
          <text:p text:style-name="P7"><text:span text:style-name="T6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8cm" svg:height="0.92cm" svg:x="23.846cm" svg:y="13.373cm">
          <text:p text:style-name="P7"><text:span text:style-name="T6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19cm" svg:x="20.19cm" svg:y="13.397cm">
          <text:p text:style-name="P7"><text:span text:style-name="T6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2cm" svg:height="0.918cm" svg:x="22.006cm" svg:y="11.535cm">
          <text:p text:style-name="P7"><text:span text:style-name="T6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22.006cm" svg:y="13.373cm">
          <text:p text:style-name="P7"><text:span text:style-name="T6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18cm" svg:height="0.918cm" svg:x="23.846cm" svg:y="11.535cm">
          <text:p text:style-name="P7"><text:span text:style-name="T6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19cm" svg:x="18.327cm" svg:y="15.213cm">
          <text:p text:style-name="P7"><text:span text:style-name="T6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9cm" svg:height="0.919cm" svg:x="20.167cm" svg:y="15.213cm">
          <text:p text:style-name="P7"><text:span text:style-name="T6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18.327cm" svg:y="17.052cm">
          <text:p text:style-name="P7"><text:span text:style-name="T6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8cm" svg:height="0.92cm" svg:x="23.846cm" svg:y="17.052cm">
          <text:p text:style-name="P7"><text:span text:style-name="T6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9cm" svg:height="0.92cm" svg:x="20.167cm" svg:y="17.052cm">
          <text:p text:style-name="P7"><text:span text:style-name="T6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19cm" svg:x="22.006cm" svg:y="15.213cm">
          <text:p text:style-name="P7"><text:span text:style-name="T6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2cm" svg:height="0.92cm" svg:x="22.006cm" svg:y="17.052cm">
          <text:p text:style-name="P7"><text:span text:style-name="T6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18cm" svg:height="0.919cm" svg:x="23.846cm" svg:y="15.213cm">
          <text:p text:style-name="P7"><text:span text:style-name="T6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788cm" svg:y1="11.535cm" svg:x2="18.788cm" svg:y2="11.167cm">
          <text:p/>
        </draw:line>
        <draw:line draw:style-name="gr12" draw:text-style-name="P10" draw:layer="layout" svg:x1="18.788cm" svg:y1="17.052cm" svg:x2="18.788cm" svg:y2="16.132cm">
          <text:p/>
        </draw:line>
        <draw:line draw:style-name="gr12" draw:text-style-name="P10" draw:layer="layout" svg:x1="18.788cm" svg:y1="15.213cm" svg:x2="18.788cm" svg:y2="14.293cm">
          <text:p/>
        </draw:line>
        <draw:line draw:style-name="gr12" draw:text-style-name="P10" draw:layer="layout" svg:x1="20.626cm" svg:y1="13.373cm" svg:x2="20.626cm" svg:y2="12.453cm">
          <text:p/>
        </draw:line>
        <draw:line draw:style-name="gr14" draw:text-style-name="P10" draw:layer="layout" svg:x1="20.626cm" svg:y1="11.535cm" svg:x2="20.626cm" svg:y2="11.167cm">
          <text:p/>
        </draw:line>
        <draw:line draw:style-name="gr12" draw:text-style-name="P10" draw:layer="layout" svg:x1="20.626cm" svg:y1="17.052cm" svg:x2="20.626cm" svg:y2="16.132cm">
          <text:p/>
        </draw:line>
        <draw:line draw:style-name="gr12" draw:text-style-name="P10" draw:layer="layout" svg:x1="20.626cm" svg:y1="15.213cm" svg:x2="20.626cm" svg:y2="14.293cm">
          <text:p/>
        </draw:line>
        <draw:line draw:style-name="gr12" draw:text-style-name="P10" draw:layer="layout" svg:x1="22.465cm" svg:y1="13.373cm" svg:x2="22.465cm" svg:y2="12.453cm">
          <text:p/>
        </draw:line>
        <draw:line draw:style-name="gr14" draw:text-style-name="P10" draw:layer="layout" svg:x1="22.465cm" svg:y1="11.535cm" svg:x2="22.465cm" svg:y2="11.167cm">
          <text:p/>
        </draw:line>
        <draw:line draw:style-name="gr12" draw:text-style-name="P10" draw:layer="layout" svg:x1="22.465cm" svg:y1="17.052cm" svg:x2="22.465cm" svg:y2="16.132cm">
          <text:p/>
        </draw:line>
        <draw:line draw:style-name="gr12" draw:text-style-name="P10" draw:layer="layout" svg:x1="22.465cm" svg:y1="15.213cm" svg:x2="22.465cm" svg:y2="14.293cm">
          <text:p/>
        </draw:line>
        <draw:line draw:style-name="gr12" draw:text-style-name="P10" draw:layer="layout" svg:x1="24.305cm" svg:y1="13.373cm" svg:x2="24.305cm" svg:y2="12.453cm">
          <text:p/>
        </draw:line>
        <draw:line draw:style-name="gr14" draw:text-style-name="P10" draw:layer="layout" svg:x1="24.305cm" svg:y1="11.535cm" svg:x2="24.305cm" svg:y2="11.167cm">
          <text:p/>
        </draw:line>
        <draw:line draw:style-name="gr12" draw:text-style-name="P10" draw:layer="layout" svg:x1="24.305cm" svg:y1="17.052cm" svg:x2="24.305cm" svg:y2="16.132cm">
          <text:p/>
        </draw:line>
        <draw:line draw:style-name="gr12" draw:text-style-name="P10" draw:layer="layout" svg:x1="24.305cm" svg:y1="15.213cm" svg:x2="24.305cm" svg:y2="14.293cm">
          <text:p/>
        </draw:line>
        <draw:line draw:style-name="gr15" draw:text-style-name="P10" draw:layer="layout" svg:x1="19.247cm" svg:y1="17.511cm" svg:x2="20.167cm" svg:y2="17.511cm">
          <text:p/>
        </draw:line>
        <draw:line draw:style-name="gr12" draw:text-style-name="P10" draw:layer="layout" svg:x1="19.247cm" svg:y1="15.673cm" svg:x2="20.167cm" svg:y2="15.673cm">
          <text:p/>
        </draw:line>
        <draw:line draw:style-name="gr12" draw:text-style-name="P10" draw:layer="layout" svg:x1="19.247cm" svg:y1="13.834cm" svg:x2="20.167cm" svg:y2="13.834cm">
          <text:p/>
        </draw:line>
        <draw:line draw:style-name="gr12" draw:text-style-name="P10" draw:layer="layout" svg:x1="19.247cm" svg:y1="11.994cm" svg:x2="20.167cm" svg:y2="11.994cm">
          <text:p/>
        </draw:line>
        <draw:line draw:style-name="gr15" draw:text-style-name="P10" draw:layer="layout" svg:x1="21.086cm" svg:y1="17.511cm" svg:x2="22.006cm" svg:y2="17.511cm">
          <text:p/>
        </draw:line>
        <draw:line draw:style-name="gr12" draw:text-style-name="P10" draw:layer="layout" svg:x1="21.086cm" svg:y1="15.673cm" svg:x2="22.006cm" svg:y2="15.673cm">
          <text:p/>
        </draw:line>
        <draw:line draw:style-name="gr12" draw:text-style-name="P10" draw:layer="layout" svg:x1="21.086cm" svg:y1="13.834cm" svg:x2="22.006cm" svg:y2="13.834cm">
          <text:p/>
        </draw:line>
        <draw:line draw:style-name="gr12" draw:text-style-name="P10" draw:layer="layout" svg:x1="21.086cm" svg:y1="11.994cm" svg:x2="22.006cm" svg:y2="11.994cm">
          <text:p/>
        </draw:line>
        <draw:line draw:style-name="gr15" draw:text-style-name="P10" draw:layer="layout" svg:x1="22.926cm" svg:y1="17.511cm" svg:x2="23.846cm" svg:y2="17.511cm">
          <text:p/>
        </draw:line>
        <draw:line draw:style-name="gr12" draw:text-style-name="P10" draw:layer="layout" svg:x1="22.926cm" svg:y1="15.673cm" svg:x2="23.846cm" svg:y2="15.673cm">
          <text:p/>
        </draw:line>
        <draw:line draw:style-name="gr12" draw:text-style-name="P10" draw:layer="layout" svg:x1="22.926cm" svg:y1="13.834cm" svg:x2="23.846cm" svg:y2="13.834cm">
          <text:p/>
        </draw:line>
        <draw:line draw:style-name="gr12" draw:text-style-name="P10" draw:layer="layout" svg:x1="22.926cm" svg:y1="11.994cm" svg:x2="23.846cm" svg:y2="11.994cm">
          <text:p/>
        </draw:line>
        <draw:line draw:style-name="gr12" draw:text-style-name="P10" draw:layer="layout" svg:x1="17.868cm" svg:y1="11.994cm" svg:x2="18.327cm" svg:y2="11.994cm">
          <text:p/>
        </draw:line>
        <draw:line draw:style-name="gr12" draw:text-style-name="P10" draw:layer="layout" svg:x1="24.305cm" svg:y1="18.431cm" svg:x2="24.305cm" svg:y2="17.972cm">
          <text:p/>
        </draw:line>
        <draw:line draw:style-name="gr14" draw:text-style-name="P10" draw:layer="layout" svg:x1="25.132cm" svg:y1="11.994cm" svg:x2="24.764cm" svg:y2="11.994cm">
          <text:p/>
        </draw:line>
        <draw:line draw:style-name="gr14" draw:text-style-name="P10" draw:layer="layout" svg:x1="25.132cm" svg:y1="13.834cm" svg:x2="24.764cm" svg:y2="13.834cm">
          <text:p/>
        </draw:line>
        <draw:line draw:style-name="gr14" draw:text-style-name="P10" draw:layer="layout" svg:x1="25.132cm" svg:y1="15.673cm" svg:x2="24.764cm" svg:y2="15.673cm">
          <text:p/>
        </draw:line>
        <draw:line draw:style-name="gr14" draw:text-style-name="P10" draw:layer="layout" svg:x1="25.132cm" svg:y1="17.511cm" svg:x2="24.764cm" svg:y2="17.511cm">
          <text:p/>
        </draw:line>
        <draw:line draw:style-name="gr12" draw:text-style-name="P10" draw:layer="layout" svg:x1="22.465cm" svg:y1="18.431cm" svg:x2="22.465cm" svg:y2="17.972cm">
          <text:p/>
        </draw:line>
        <draw:line draw:style-name="gr12" draw:text-style-name="P10" draw:layer="layout" svg:x1="20.626cm" svg:y1="18.431cm" svg:x2="20.626cm" svg:y2="17.972cm">
          <text:p/>
        </draw:line>
        <draw:line draw:style-name="gr12" draw:text-style-name="P10" draw:layer="layout" svg:x1="18.788cm" svg:y1="18.431cm" svg:x2="18.788cm" svg:y2="17.972cm">
          <text:p/>
        </draw:line>
        <draw:line draw:style-name="gr12" draw:text-style-name="P10" draw:layer="layout" svg:x1="17.868cm" svg:y1="13.834cm" svg:x2="18.327cm" svg:y2="13.834cm">
          <text:p/>
        </draw:line>
        <draw:line draw:style-name="gr12" draw:text-style-name="P10" draw:layer="layout" svg:x1="17.868cm" svg:y1="15.673cm" svg:x2="18.327cm" svg:y2="15.673cm">
          <text:p/>
        </draw:line>
        <draw:line draw:style-name="gr12" draw:text-style-name="P10" draw:layer="layout" svg:x1="17.868cm" svg:y1="17.511cm" svg:x2="18.327cm" svg:y2="17.511cm">
          <text:p/>
        </draw:line>
        <draw:line draw:style-name="gr16" draw:text-style-name="P10" draw:layer="layout" svg:x1="23.11cm" svg:y1="18.431cm" svg:x2="23.11cm" svg:y2="11.167cm">
          <text:p/>
        </draw:line>
        <draw:path draw:style-name="gr17" draw:text-style-name="P10" draw:layer="layout" svg:width="0.884cm" svg:height="0.599cm" draw:transform="skewX (0.827111532520113) rotate (1.2014846570729) translate (22.4655172102905cm 11.1668160126144cm)" svg:viewBox="0 0 885 600" svg:d="m0 0c888 2 885 600 885 600">
          <text:p/>
        </draw:path>
        <draw:path draw:style-name="gr17" draw:text-style-name="P10" draw:layer="layout" svg:width="0.883cm" svg:height="0.599cm" draw:transform="skewX (-0.825889802043717) rotate (1.94150425991849) translate (22.7856998140578cm 19.2549580707576cm)" svg:viewBox="0 0 884 600" svg:d="m884 0c-888 0-884 600-884 600">
          <text:p/>
        </draw:path>
        <draw:line draw:style-name="gr16" draw:text-style-name="P10" draw:layer="layout" svg:x1="24.948cm" svg:y1="18.431cm" svg:x2="24.948cm" svg:y2="11.167cm">
          <text:p/>
        </draw:line>
        <draw:path draw:style-name="gr17" draw:text-style-name="P10" draw:layer="layout" svg:width="0.886cm" svg:height="0.599cm" draw:transform="skewX (0.828507795921708) rotate (1.2004374595217) translate (24.3045976701601cm 11.1668160123589cm)" svg:viewBox="0 0 887 600" svg:d="m0 0c887 1 887 600 887 600">
          <text:p/>
        </draw:path>
        <draw:path draw:style-name="gr17" draw:text-style-name="P10" draw:layer="layout" svg:width="0.886cm" svg:height="0.599cm" draw:transform="skewX (-0.828333262996509) rotate (1.94272599039489) translate (24.6271005300989cm 19.2579364042028cm)" svg:viewBox="0 0 887 600" svg:d="m887 0c-887-1-887 600-887 600">
          <text:p/>
        </draw:path>
        <draw:line draw:style-name="gr16" draw:text-style-name="P10" draw:layer="layout" svg:x1="21.27cm" svg:y1="18.431cm" svg:x2="21.27cm" svg:y2="11.167cm">
          <text:p/>
        </draw:line>
        <draw:path draw:style-name="gr17" draw:text-style-name="P10" draw:layer="layout" svg:width="0.878cm" svg:height="0.599cm" draw:transform="skewX (0.82187554476413) rotate (1.1988666631949) translate (20.62643649208cm 11.1668153598684cm)" svg:viewBox="0 0 879 600" svg:d="m0 0c886-1 879 600 879 600">
          <text:p/>
        </draw:path>
        <draw:path draw:style-name="gr17" draw:text-style-name="P10" draw:layer="layout" svg:width="0.881cm" svg:height="0.599cm" draw:transform="skewX (-0.824493538642121) rotate (1.94115519406809) translate (20.9456291146327cm 19.2532604055626cm)" svg:viewBox="0 0 882 600" svg:d="m882 0c-889 1-882 600-882 600">
          <text:p/>
        </draw:path>
        <draw:line draw:style-name="gr16" draw:text-style-name="P10" draw:layer="layout" svg:x1="19.431cm" svg:y1="18.431cm" svg:x2="19.431cm" svg:y2="11.167cm">
          <text:p/>
        </draw:line>
        <draw:path draw:style-name="gr17" draw:text-style-name="P10" draw:layer="layout" svg:width="0.884cm" svg:height="0.599cm" draw:transform="skewX (0.827111532520113) rotate (1.1988666631949) translate (18.7873560343828cm 11.1668153545551cm)" svg:viewBox="0 0 885 600" svg:d="m0 0c886-1 885 600 885 600">
          <text:p/>
        </draw:path>
        <draw:path draw:style-name="gr17" draw:text-style-name="P10" draw:layer="layout" svg:width="0.886cm" svg:height="0.599cm" draw:transform="skewX (-0.828333262996509) rotate (1.94272599039489) translate (19.1098591507886cm 19.2579364042028cm)" svg:viewBox="0 0 887 600" svg:d="m887 0c-887-1-887 600-887 600">
          <text:p/>
        </draw:path>
        <draw:line draw:style-name="gr16" draw:text-style-name="P10" draw:layer="layout" svg:x1="25.132cm" svg:y1="11.351cm" svg:x2="17.868cm" svg:y2="11.351cm">
          <text:p/>
        </draw:line>
        <draw:path draw:style-name="gr17" draw:text-style-name="P10" draw:layer="layout" svg:width="0.884cm" svg:height="0.598cm" draw:transform="skewX (0.826413400819315) rotate (2.76809219366301) translate (17.8678088981969cm 11.9944050964111cm)" svg:viewBox="0 0 885 599" svg:d="m0 0c885-3 885 599 885 599">
          <text:p/>
        </draw:path>
        <draw:path draw:style-name="gr17" draw:text-style-name="P10" draw:layer="layout" svg:width="0.884cm" svg:height="0.599cm" draw:transform="skewX (-0.827111532520113) rotate (-2.770710187541) translate (25.9574459842958cm 11.673476096646cm)" svg:viewBox="0 0 885 600" svg:d="m885 0c-887 1-885 600-885 600">
          <text:p/>
        </draw:path>
        <draw:line draw:style-name="gr16" draw:text-style-name="P10" draw:layer="layout" svg:x1="25.132cm" svg:y1="13.189cm" svg:x2="17.868cm" svg:y2="13.189cm">
          <text:p/>
        </draw:line>
        <draw:path draw:style-name="gr17" draw:text-style-name="P10" draw:layer="layout" svg:width="0.888cm" svg:height="0.6cm" draw:transform="skewX (0.830602191024101) rotate (2.77420084604499) translate (17.8678160537535cm 13.8334827735375cm)" svg:viewBox="0 0 889 601" svg:d="m0 0c891 4 889 601 889 601">
          <text:p/>
        </draw:path>
        <draw:path draw:style-name="gr17" draw:text-style-name="P10" draw:layer="layout" svg:width="0.884cm" svg:height="0.598cm" draw:transform="skewX (-0.826413400819315) rotate (-2.76809219366301) translate (25.9565980938573cm 13.5104024767132cm)" svg:viewBox="0 0 885 599" svg:d="m885 0c-885-3-885 599-885 599">
          <text:p/>
        </draw:path>
        <draw:line draw:style-name="gr16" draw:text-style-name="P10" draw:layer="layout" svg:x1="25.132cm" svg:y1="15.029cm" svg:x2="17.868cm" svg:y2="15.029cm">
          <text:p/>
        </draw:line>
        <draw:path draw:style-name="gr17" draw:text-style-name="P10" draw:layer="layout" svg:width="0.884cm" svg:height="0.598cm" draw:transform="skewX (0.826413400819315) rotate (2.76809219366301) translate (17.867808898197cm 15.6725660159514cm)" svg:viewBox="0 0 885 599" svg:d="m0 0c885-3 885 599 885 599">
          <text:p/>
        </draw:path>
        <draw:path draw:style-name="gr17" draw:text-style-name="P10" draw:layer="layout" svg:width="0.886cm" svg:height="0.599cm" draw:transform="skewX (-0.828507795921708) rotate (-2.770710187541) translate (25.9591515193512cm 15.3509737698768cm)" svg:viewBox="0 0 887 600" svg:d="m887 0c-887 1-887 600-887 600">
          <text:p/>
        </draw:path>
        <draw:line draw:style-name="gr16" draw:text-style-name="P10" draw:layer="layout" svg:x1="25.132cm" svg:y1="16.868cm" svg:x2="17.868cm" svg:y2="16.868cm">
          <text:p/>
        </draw:line>
        <draw:path draw:style-name="gr17" draw:text-style-name="P10" draw:layer="layout" svg:width="0.886cm" svg:height="0.599cm" draw:transform="skewX (0.828507795921708) rotate (2.77175738509219) translate (17.8678160537535cm 17.5116436930777cm)" svg:viewBox="0 0 887 600" svg:d="m0 0c888 2 887 600 887 600">
          <text:p/>
        </draw:path>
        <draw:path draw:style-name="gr17" draw:text-style-name="P10" draw:layer="layout" svg:width="0.884cm" svg:height="0.599cm" draw:transform="skewX (-0.827111532520113) rotate (-2.770710187541) translate (25.9574459842958cm 17.1907174759564cm)" svg:viewBox="0 0 885 600" svg:d="m885 0c-887 1-885 600-885 600">
          <text:p/>
        </draw:path>
        <draw:g>
          <draw:custom-shape draw:style-name="gr18" draw:text-style-name="P7" draw:layer="layout" svg:width="0.154cm" svg:height="0.5cm" svg:x="2.077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2.231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3cm" svg:height="0.333cm" svg:x="2.385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2.538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5cm" svg:x="2.692cm" svg:y="14.7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308cm" svg:height="0.25cm" svg:x="2cm" svg:y="14.4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769cm" svg:height="0.833cm" svg:x="4.231cm" svg:y="1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54cm" svg:height="0.167cm" svg:x="4.692cm" svg:y="14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7" draw:layer="layout" svg:width="0.154cm" svg:height="0.5cm" svg:x="8.277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8.431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3cm" svg:height="0.333cm" svg:x="8.585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167cm" svg:x="8.738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154cm" svg:height="0.5cm" svg:x="8.892cm" svg:y="14.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308cm" svg:height="0.25cm" svg:x="8.2cm" svg:y="14.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0.769cm" svg:height="0.833cm" svg:x="10.431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54cm" svg:height="0.167cm" svg:x="10.892cm" svg:y="14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5.6cm" svg:y1="14.6cm" svg:x2="7.6cm" svg:y2="14.6cm">
          <text:p/>
        </draw:line>
        <draw:custom-shape draw:style-name="gr20" draw:text-style-name="P7" draw:layer="layout" svg:width="4cm" svg:height="1.8cm" svg:x="7.8cm" svg:y="13.8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9.8cm" svg:height="1.987cm" svg:x="9.2cm" svg:y="9.205cm">
          <draw:text-box>
            <text:p><text:span text:style-name="T10">Shadow P2P</text:span></text:p>
          </draw:text-box>
        </draw:frame>
        <draw:line draw:style-name="gr6" draw:text-style-name="P7" draw:layer="layout" svg:x1="18.4cm" svg:y1="10.4cm" svg:x2="27.4cm" svg:y2="10.4cm">
          <text:p/>
        </draw:line>
        <draw:line draw:style-name="gr6" draw:text-style-name="P7" draw:layer="layout" svg:x1="13.999cm" svg:y1="0.391cm" svg:x2="13.999cm" svg:y2="9.599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double" draw:color="#000000" draw:distance="0.08cm" draw:rotation="450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22T11:22:28</meta:creation-date>
    <meta:editing-duration>PT7H48M19S</meta:editing-duration>
    <meta:editing-cycles>31</meta:editing-cycles>
    <dc:date>2013-05-23T22:29:29</dc:date>
    <dc:creator>Luke </dc:creator>
    <meta:generator>LibreOffice/3.5$Linux_x86 LibreOffice_project/350m1$Build-2</meta:generator>
    <meta:document-statistic meta:object-count="597"/>
  </office:meta>
</office:document-meta>
</file>